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C">
      <style:paragraph-properties>
        <style:tab-stops>
          <style:tab-stop style:position="0in"/>
        </style:tab-stops>
      </style:paragraph-properties>
    </style:style>
    <style:style style:name="P2" style:family="paragraph" style:parent-style-name="HA"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normal" style:font-weight-asian="normal" style:font-weight-complex="normal"/>
    </style:style>
    <style:style style:name="T7" style:family="text">
      <style:text-properties fo:font-weight="normal"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Chapter 7</text:h>
      <text:p text:style-name="HB">Modules and Applications</text:p>
      <text:p text:style-name="BodyNoIndent">Preceding chapters have focused on the logical structure of Python code, using the interactive interpreter to demonstrate the various concepts. However, practical Python programming requires that the Python program be saved to the file system during development, and then retrieved again before being executed.</text:p>
      <text:p text:style-name="Body">This chapter covers the basic division of Python programs into modules and packages, as well as describing how these modules and packages are reassembled into a complete Python application. As this is an area where the surrounding environment can make a significant difference, this chapter will focus on the packaging mechanisms used by the CPython reference interpreter. Other interpreters will generally be similar, but the details of their approach will be tailored according to the goals of that interpreter (for example, import statements in Jython allow access to the Java standard library, while IronPython provides access to the .NET environment).</text:p>
      <text:p text:style-name="QQ">XXX: The examples in this chapter aren't currently distributed properly throughout the text. Instead, they're all sitting in a big chunk at the end of section 7.2.3. I want to distribute them better <text:s/>eventually (and add some more), but where they are currently is OK for the moment.</text:p>
      <text:h text:style-name="P1" text:outline-level="2">7.1 Running Python Applications</text:h>
      <text:p text:style-name="BodyNoIndent">There are three main elements involved in running a Python application: the Python interpreter itself, the main module that starts the application, and any support modules imported directly or indirectly by either the main module or the interpreter. Python main modules are frequently referred to as scripts, due to the early usage of Python as a replacement for Unix shell scripts.</text:p>
      <text:p text:style-name="Body">Of these, only the processes of actually executing the main module and locating and executing support modules written in Python are strictly part of the language definition. The way the Python interpreter and the main module are located are aspects of the implementation of a particular Python interpreter and its interaction with the computer's operating system.</text:p>
      <text:h text:style-name="HD" text:outline-level="3">7.1.1 Locating the Python Interpreter</text:h>
      <text:p text:style-name="BodyNoIndent">Any given computer may have a number of Python interpreters installed. There may be multiple versions of the CPython interpreter, versions of alternative interpreters such as Jython, as well as interpreters embedded in applications and games either for scripting purposes or to run the application's own Python code.</text:p>
      <text:p text:style-name="Body">The simplest way to identify the interpreter is to name it explicitly when launching the Python application. For example, version 2.5 of the CPython interpreter can be referenced explicitly as <text:span text:style-name="CD1">C:\Python25\python.exe</text:span> when installed to the default location on a Windows system, and as something like <text:span text:style-name="CD1">/usr/bin/python2.5</text:span> when installed on a Unix-style system. The command line arguments to the interpreter executable are then used to specify the main module that is to be run, either by pointing to a specific file in the file system, or by naming the Python module to be executed.</text:p>
      <text:p text:style-name="Body">Embedded interpreters can normally only be executed by running the application that contains them (that's the whole reason they're called embedded interpreters!). It is then up to the application to determine which, if any, Python modules to execute. The <text:span text:style-name="CD1">mod_python</text:span> Apache extension, for example, includes an embedded interpreter to run Python scripts, while utilities like <text:span text:style-name="CD1">py2exe</text:span> and <text:span text:style-name="CD1">py2app</text:span> (which create Windows and Mac OSX <text:soft-page-break/>binaries from Python scripts) include a customized interpreter that automatically runs the main module for that particular application.</text:p>
      <text:p text:style-name="Body">If the interpreter is not named explicitly, then it is up to the operating system to identify an appropriate interpreter to use. On Unix-style systems, this is handled through the use of shell script style invocation, where the file is flagged as executable and the first line in the file uses a particular format that is understood by the Unix command shell and identifies the command line to be used to execute the script. On Windows and Mac OSX, the CPython installers configure the appropriate associations into the operating system itself. For example, the Windows installer associates the file extensions <text:span text:style-name="CD1">.py</text:span> and <text:span text:style-name="CD1">.pyw</text:span> with the CPython interpreter, with the former extension displaying a console window and the latter, intended for GUI applications, hiding it.</text:p>
      <text:p text:style-name="Body">From within the Python application, the <text:span text:style-name="CD1">sys.executable</text:span> attribute in the <text:span text:style-name="CD1">sys</text:span> module provides the filename of the currently running interpreter. In the case of an embedded interpreter, this will normally be either <text:span text:style-name="CD1">None</text:span> or the name of the application binary containing the embedded Python interpreter – it is up to the embedding application to determine whether or not to provide an alternative mechanism to access the filename of a compatible standalone interpreter.</text:p>
      <text:h text:style-name="HD" text:outline-level="3">7.1.2 Locating the Main Module</text:h>
      <text:p text:style-name="BodyNoIndent">The basic way to identify the main module to be executed is by its file name. This is typically supplied as an argument to the interpreter executable, either directly via the command line, or behind the scenes based on the interaction between the interpreter and the operating system when a Python script is invoked directly (either by naming the script on the command line, or by clicking on it in a file management application).</text:p>
      <text:p text:style-name="Body">However, it isn't always easy to know where a particular module is in the file system. To simplify the process of executing a module when you know its name but not its location, version 2.4 of the CPython interpreter introduced the command line switch <text:span text:style-name="CD1">-m</text:span>, which allowed the main module to be identified by its module name rather than its file name, so long as the main module was a standalone module not contained in a package. CPython 2.5 then expanded the operation of this switch so that it works for any support module written in Python and accessible using the standard import system. In addition to being convenient to use with certain standard library modules (such as <text:span text:style-name="CD1">timeit</text:span> and <text:span text:style-name="CD1">pdb</text:span>), this mechanism allows the main module to be located anywhere a support module may be located, rather than being restricted to identifiable files in the file system. Further details on the mechanism used in Python 2.5 can be found by looking up the <text:span text:style-name="CD1">runpy</text:span> module in the standard library documentation</text:p>
      <text:p text:style-name="QQ">XXX: Cover the 2.6 enhancements to permit execution of a __main__.py file from a named zipfile or directory</text:p>
      <text:p text:style-name="Body">Finally, an interpreter may allow the code of the main module to be supplied directly on the command line. CPython permits this using its <text:span text:style-name="CD1">-c</text:span> command line switch, treating the next argument as the source code for the main module.</text:p>
      <text:h text:style-name="HD" text:outline-level="3">7.1.3 Interactive Mode</text:h>
      <text:p text:style-name="BodyNoIndent">Python interpreters are expected to provide an interactive mode, as shown in the examples throughout this guide. This mode can be accessed by not specifying a main module at all, or requesting use of standard input explicitly by using a single hyphen (<text:span text:style-name="CD1">-</text:span>). This indicates to the interpreter that the main module should be read interactively from the standard input (normally the keyboard). Each statement is compiled and executed as it is entered by the user, with the representation of any non-None results displayed immediately.</text:p>
      <text:p text:style-name="Body">The interpreter may also be instructed to enter interactive mode after completing execution of the main module, which can be very useful for debugging unexpected errors in a script. The subsequent commands entered are treated as extensions of the main module. In CPython, <text:span text:style-name="CD1">-i</text:span> is the command line option to request this behavior.</text:p>
      <text:p text:style-name="Body">The CPython interpreter also allows the <text:span text:style-name="CD1">PYTHONSTARTUP</text:span> environment variable to be used to identify a script to be executed before entering interactive mode when no other main module has been identified. Other interpreters may provide a similar mechanism for interactive use.</text:p>
      <text:p text:style-name="Body"><text:soft-page-break/>In interactive mode, a prompt is displayed whenever the interpreter is waiting for input from the user. This prompt is typically the string <text:span text:style-name="CD1">'&gt;&gt;&gt; '</text:span>. A continuation prompt, typically <text:span text:style-name="CD1">'... '</text:span>, is displayed on the second and subsequent lines when the statement being entered spans multiple lines. In this case, the user must enter a blank line in order to tell the interpreter than the multi-line statement has been completed. These two prompts can be modified by importing the <text:span text:style-name="CD1">sys</text:span> module and modifying the values of the <text:span text:style-name="CD1">sys.ps1</text:span> and <text:span text:style-name="CD1">sys.ps2</text:span> variables.</text:p>
      <text:h text:style-name="HD" text:outline-level="3">7.1.3 Executing the Main Module</text:h>
      <text:p text:style-name="BodyNoIndent">If a main module is specified, but cannot be located, the Python interpreter fails immediately with an appropriate error message. If the module is located, however, it is read into memory and compiled prior to execution. Any syntax errors are detected at this stage.</text:p>
      <text:p text:style-name="Body">If compiled successfully, the statements in the main module are then executed sequentially from start to finish. The global namespace used for the module execution is initialized with the variable <text:span text:style-name="CD1">__name__</text:span> set to be the string <text:span text:style-name="CD1">'__main__'</text:span>. If the module was identified by file name on the command line, the module level variable <text:span text:style-name="CD1">__file__</text:span> will be set to that file name. If it was identified by module name, then the automatic module level attributes other than <text:span text:style-name="CD1">__name__</text:span> (including <text:span text:style-name="CD1">__file__</text:span>) will be set according to the process of importing support modules described later in this chapter.</text:p>
      <text:p text:style-name="Body">The <text:span text:style-name="CD1">__name__</text:span> variable can be used to make module level code conditional based on whether the module is being run as a main module (<text:span text:style-name="CD1">__name__ == '__main__'</text:span>) or as a support module (<text:span text:style-name="CD1">__name__ != '__main__'</text:span>). For example, a module may run some simple tests on itself when run directly. Other modules, such as the standard library's <text:span text:style-name="CD1">pdb</text:span> and <text:span text:style-name="CD1">timeit</text:span> modules, are useful when run directly, but are also able to be imported as support modules without causing any undesirable side effects.</text:p>
      <text:h text:style-name="HD" text:outline-level="3">7.1.4 Command Line Arguments</text:h>
      <text:p text:style-name="BodyNoIndent">The main module in a Python application takes the place of the main function familiar to C programmers. This means that function arguments cannot be used to pass in the command line arguments as is done in C. Instead, the <text:span text:style-name="CD1">sys</text:span> module contains the variable <text:span text:style-name="CD1">sys.argv</text:span>, which contains the command line arguments as a list of strings. The first element (<text:span text:style-name="CD1">sys.argv[0]</text:span>) will contain the same value as the __file__ attribute of the main module.</text:p>
      <text:h text:style-name="HD" text:outline-level="3">7.1.5 Termination of a Python Application</text:h>
      <text:p text:style-name="BodyNoIndent">The main thread of the Python application automatically terminates when execution reaches the end of the main module. In a script, this means that either the last statement in the main module has been executed or an unhandled exception has occurred. In interactive mode, it means that an EOF character (Ctrl-Z on Windows, Ctrl-D on a Unix-style system) has been entered explicitly to indicate that the main module has finished.</text:p>
      <text:p text:style-name="Body">Normal termination (reaching the end of the main module) leads to an application return code of zero. Abnormal termination due to an unhandled exception will lead to a non-zero return code.</text:p>
      <text:p text:style-name="Body">The <text:span text:style-name="CD1">sys</text:span> module's <text:span text:style-name="CD1">sys.exit()</text:span> function can be used to explicitly terminate the current thread and also allows the return code to manipulated when invoked from the main thread. If the function is invoked without an argument, the return code defaults to zero. If invoked with an integer argument, that integer is used as the return code. Lastly, if invoked with a string argument, that string is printed as an error message and a non-zero error code is returned.</text:p>
      <text:p text:style-name="Body">To allow <text:span text:style-name="CD2">try</text:span> and <text:span text:style-name="CD2">with</text:span> statements a chance to clean up resources, <text:span text:style-name="CD1">sys.exit()</text:span> does not immediately terminate the application. Instead, it raises the special exception <text:span text:style-name="CD1">SystemExit</text:span>. Only when this application reaches the top of the call stack does the interpreter terminate the thread. Note that an unhandled <text:span text:style-name="CD1">SystemExit</text:span> exception in the main thread terminates the application immediately – the interactive interpreter will not be started if the main module raises <text:span text:style-name="CD1">SystemExit</text:span>, even if it was requested on the command line.</text:p>
      <text:p text:style-name="Body"><text:soft-page-break/>The standard library's <text:span text:style-name="CD1">atexit</text:span> module allows an application to register additional operations to be executed before the application is terminated. The <text:span text:style-name="CD1">threading</text:span> module, for example, registers an exit function to ensure the interpreter continues running until all non-daemon threads have terminated.</text:p>
      <text:h text:style-name="HD" text:outline-level="3">7.1.6 Locating and Executing Support Modules</text:h>
      <text:p text:style-name="BodyNoIndent">Support modules are retrieved by means of <text:span text:style-name="CD2">import</text:span> statements. These statements in turn invoke the builtin function <text:span text:style-name="CD1">__import__()</text:span>. The operation of the standard __import__() function depends primarily on two key variables in the <text:span text:style-name="CD1">sys</text:span> module: <text:span text:style-name="CD1">sys.modules</text:span>, and <text:span text:style-name="CD1">sys.path</text:span>. The variable <text:span text:style-name="CD1">sys.modules</text:span> is a cache dictionary, which maps from the names of previously imported modules to the already initialized module objects. When importing a module for a second time it is retrieved directly from the cache rather than being reinitialized.</text:p>
      <text:p text:style-name="Body">The variable <text:span text:style-name="CD1">sys.path</text:span> is a list of strings identifying possible locations for top level support modules and packages. In a standard CPython installation, each string will identify a directory or zip file where Python modules and packages may be located.</text:p>
      <text:p text:style-name="Body">The first directory in the list is set automatically when the interpreter is launched. When running a script that has been named explicitly by filename, then the first path entry will be the directory containing the named script. Otherwise, it will be the empty string, permitting modules in the current directory to be imported directly.</text:p>
      <text:p text:style-name="Body">The subsequent path entries are automatically initialized to allow the interpreter to locate the standard library modules. The CPython interpreter also allows the <text:span text:style-name="CD1">PYTHONPATH</text:span> environment variable to be used to identify the names of directories and zip files to be automatically added to <text:span text:style-name="CD1">sys.path</text:span>. Other interpreters may provide a comparable mechanism (such as the path registry in Jython).</text:p>
      <text:p text:style-name="Body">Finally, the <text:span text:style-name="CD1">site</text:span> module in the standard library provides a mechanism to permit developers of third-party Python packages to append entries to <text:span text:style-name="CD1">sys.path</text:span> by installing text files with the extension <text:span text:style-name="CD1">.pth</text:span> into the appropriate directories. Refer to the documentation of the <text:span text:style-name="CD1">site</text:span> module for details.</text:p>
      <text:p text:style-name="Body">Since PEP 302 was implemented in Python 2.3, the operation of the standard __import__() function has also depended on a number of other variables in the <text:span text:style-name="CD1">sys</text:span> module: <text:span text:style-name="CD1">sys.meta_path</text:span>, <text:span text:style-name="CD1">sys.path_hooks</text:span> and <text:span text:style-name="CD1">sys.path_importer_cache</text:span>. These hooks are used to implement the ability to import Python modules stored in zip archives as proposed in PEP 273 and implemented by the standard library's <text:span text:style-name="CD1">zipimport</text:span> module. The operation of the standard import mechanism is described in further detail in the next section.</text:p>
      <text:h text:style-name="HD" text:outline-level="3">7.1.7 Controlling Interpreter Warnings</text:h>
      <text:p text:style-name="BodyNoIndent">The <text:span text:style-name="CD1">warnings</text:span> module in the standard library allows the interpreter and third party modules to indicate warnings for certain situations (such as <text:span text:style-name="CD1">PendingDeprecationWarning</text:span> and <text:span text:style-name="CD1">DeprecationWarning</text:span> for features that are to be removed in a future version of Python).</text:p>
      <text:p text:style-name="Body">By default, the standard warning <text:span text:style-name="CD1">PendingDeprecationWarning</text:span> is ignored, and all other warnings print a message to <text:span text:style-name="CD1">sys.stderr</text:span> the first time they are encountered at a particular point in the code. This can be controlled using the <text:span text:style-name="CD1">-W</text:span> option to the interpreter. For examples, -<text:span text:style-name="CD1">W ignore</text:span> ignores all warnings, while <text:span text:style-name="CD1">-W default</text:span> applies the default behavior to all warnings, including <text:span text:style-name="CD1">PendingDeprecationWarning</text:span>. Refer to the documentation of the <text:span text:style-name="CD1">warnings</text:span> module for more details on filtering of warning messages.</text:p>
      <text:h text:style-name="HD" text:outline-level="3">7.1.8 Other Interpreter Options</text:h>
      <text:p text:style-name="BodyNoIndent">Different interpreters may define additional options that they support. CPython, for example, supports options to change the behavior of division expressions, to display detailed trace of import statements, and to enable additional compiler optimizations.</text:p>
      <text:p text:style-name="Body">The documentation of the specific interpreter will provide more details on these additional options (to see the list of options for CPython, enter <text:span text:style-name="CD1">python -h</text:span> at the command line).</text:p>
      <text:h text:style-name="P1" text:outline-level="2"><text:soft-page-break/>7.2 Importing Python Modules</text:h>
      <text:p text:style-name="BodyNoIndent">Python's builtin objects and functions, while powerful and useful, are not sufficient to write a complete utility script or software application. Additional support is generally needed for tasks such as connecting to a database, manipulating the file system, or displaying a user dialog.</text:p>
      <text:p text:style-name="Body">Accordingly, Python allows a program to be split into multiple relatively independent units. Each separate Python source file is called a module. Different modules may then be grouped into packages to simplify management, and to avoid the likelihood of name clashes.</text:p>
      <text:h text:style-name="HD" text:outline-level="3">7.2.1 Kinds of Modules</text:h>
      <text:p text:style-name="Body">A Python interpreter understands several different kinds of modules. The simplest kind of module is a <text:span text:style-name="E2">source</text:span> module, which uses the file extension <text:span text:style-name="CD1">.py</text:span> (on Windows, source modules may also use the extension <text:span text:style-name="CD1">.pyw</text:span>). Closely related to source modules are <text:span text:style-name="E2">compiled</text:span> modules, which use the extension <text:span text:style-name="CD1">.pyc</text:span>, and <text:span text:style-name="E2">optimized</text:span> compiled modules, which use the extension <text:span text:style-name="CD1">.pyo</text:span>. Whenever the interpreter goes to import a source module and finds a more recent compiled version of the module with the appropriate optimization settings then the interpreter will use the precompiled version rather than compiling the module again. This is particularly important for the Python standard library, and most third-party extensions, which will compile their source modules at the time of installation, rather than waiting until the modules are used. A special variant of a compiled module is a <text:span text:style-name="E2">frozen</text:span> module. A frozen module is a compiled module that has been embedded directly into the interpreter binary rather than being kept as a separate file.</text:p>
      <text:p text:style-name="Body">An <text:span text:style-name="E2">extension</text:span> module is a module that isn't written using Python code at all. Instead, it is written in another language more appropriate to the task of the extension module (either wrapping an external library written in a different language, or else hand-optimizing critical elements of a program). A <text:span text:style-name="T1">builtin</text:span> module is similar to an extension module, but is provided as part of the Python interpreter binary itself.</text:p>
      <text:p text:style-name="Body">For CPython, extension modules are typically written in C or C++, either using the CPython C API directly, or using support tools such as SWIG (the Simplified Wrapper and Interface Generator) or Boost.Python. Alternatively, Pyrex is a language designed specifically to support writing C extension modules for Python (the syntax is modeled on Python's syntax, but the type system is designed to act as a bridge between the static typing of C and the dynamic typing of Python).</text:p>
      <text:p text:style-name="Body">On Unix-style platforms (including Mac OS X), CPython expects extension modules to be shared libraries with the normal <text:span text:style-name="CD1">.so</text:span> file extension. On Windows, CPython expects extension modules to use the file extension <text:span text:style-name="CD1">.pyd</text:span> (versions prior to Python 2.5 also accepted <text:span text:style-name="CD1">.dll</text:span> as indicating an extension module, but this was changed in Python 2.5 to avoid a naming conflict between a Python extension module and the external library being wrapped).</text:p>
      <text:p text:style-name="Body">For interpreters written in other languages, the preferred extension language is generally the language the interpreter was written in (such as Java for Jython, C# for IronPython, RPython for PyPy). For IronPython, however, any language that can target the .NET CLR can be used to write extension modules, and PyPy can be translated to a <text:s/>variety of underlying implementation languages.</text:p>
      <text:p text:style-name="Body">The last kind of module is a <text:span text:style-name="E2">package directory</text:span>. A package directory is distinguished from a normal directory by the fact that it contains a Python source module named <text:span text:style-name="CD1">__init__.py</text:span>. In addition to identifying the directory as a Python package this source module is invoked when the package is imported, providing the package author with a single location to write initialization code that affects the entire package.</text:p>
      <text:h text:style-name="HD" text:outline-level="3">7.2.2 Identifying Modules and Packages</text:h>
      <text:p text:style-name="BodyNoIndent">Rather than identifying modules by filename as C does for header files, Python instead assigns each module a distinct name that forms a valid Python expression. The unqualified name of a module is the same as the module's filename with the extension removed. Accordingly, file names for Python modules must abide by the restrictions of Python identifiers – they are limited to ASCII characters, and differences in case are considered significant. The unqualified name of a package is the name of the directory containing the <text:span text:style-name="CD1">__init__.py</text:span> file.</text:p>
      <text:p text:style-name="Body"><text:soft-page-break/>For a module in a directory or zip file directly on sys.path, the expression to refer to that module is the same as its unqualified name (such modules are commonly referred to as top-level modules). For a module inside a package, the expression to refer to the module looks like an attribute reference expression, with the package name as the base expression and the unqualified name of the module as the attribute name. The syntax for referring to a package or subpackage is the same as that for referring to a module.</text:p>
      <text:p text:style-name="Body">This naming system is used for all source and extension modules that are developed as separate files, even if they have been subsequently packaged into a zip file or frozen into the interpreter binary. Builtin modules are always treated as top-level modules.</text:p>
      <text:h text:style-name="HD" text:outline-level="3">7.2.3 Locating and Loading Top-Level Modules and Packages</text:h>
      <text:p text:style-name="BodyNoIndent">Prior to Python 2.3, Python's mechanism for locating and loading top-level modules and packages was comparatively simple. First, the module cache in <text:span text:style-name="CD1">sys.modules</text:span> was checked. If found, then the cached module was returned immediately. Otherwise, the directories on <text:span text:style-name="CD1">sys.path</text:span> were scanned in sequence, looking for either a file with the correct name and a recognized extension, or else a subdirectory with the correct name and containing a file named <text:span text:style-name="CD1">__init__.py</text:span>. All of this was implemented by the builtin function <text:span text:style-name="CD1">__import__()</text:span>. Applications wishing to customize this mechanism (such as the <text:span text:style-name="CD1">py2exe</text:span> application bundler) needed to completely replace the implementation of <text:span text:style-name="CD1">__import__()</text:span>.</text:p>
      <text:p text:style-name="Body">In Python 2.3, however, PEP 273 added the ability to retrieve Python modules from inside zip archives. Rather than limiting the implementation to only zip archives, PEP 302 was written to define a general purpose extension mechanism for the import system, which was then used to implement the specific feature (importing from zip archives) defined in PEP 273. In addition to making PEP 273 easier to implement, PEP 302 was designed to make things simpler for application packagers needing to modify the operation of the import system.</text:p>
      <text:p text:style-name="Body">Since Python 2.3, the import process has used the sequence described below to locate a top-level module. The process finishes as soon as the module has been successfully located:</text:p>
      <text:p text:style-name="NL1">1.<text:tab/>Check if the named module is in <text:span text:style-name="CD1">sys.modules</text:span>.</text:p>
      <text:p text:style-name="NL">2.<text:tab/>Scan <text:span text:style-name="CD1">sys.meta_path</text:span>, asking each importer in turn if it knows how to load the named module.</text:p>
      <text:p text:style-name="NL">3.<text:tab/>Scan interpreter-specific locations (such as builtin or frozen modules) for the named module</text:p>
      <text:p text:style-name="NL">4.<text:tab/>Scan the locations in <text:span text:style-name="CD1">sys.path</text:span> for one that contains the named module</text:p>
      <text:p text:style-name="NLX">5.<text:tab/>If the module still hasn't been found, raise <text:span text:style-name="CD1">ImportError</text:span></text:p>
      <text:p text:style-name="Body">Previously imported modules are retrieved directly from the module cache, rather than being reinitialized. This avoids problems with cyclic imports, as well as difficulties caused by having multiple copies of a single module in the same program. However, it is up to the individual module loaders to ensure that the new module is cached before the initialization code is executed (otherwise cyclic imports could lead to unbounded recursion).</text:p>
      <text:p text:style-name="Body">The variable <text:span text:style-name="CD1">sys.meta_path</text:span> is a list of importer objects (objects with a <text:span text:style-name="CD1">find_module()</text:span> method) that are able to completely bypass the standard import mechanisms. In CPython 2.5 the metapath is empty by default, so the search for a module immediately falls back to the interpreter-specific locations and <text:span text:style-name="CD1">sys.path</text:span>. However, application bundling or embedding applications may install a metapath hook to allow the interpreter to access modules and packages that are not available via a normal <text:span text:style-name="CD1">sys.path</text:span> entry. For a top-level module, a metapath hook is queried by invoking its <text:span text:style-name="CD1">find_module()</text:span> method with the name of the module as the first argument and <text:span text:style-name="CD1">None</text:span> as the second argument (the significance of the second argument is described later in this section when discussing importing modules from within packages). A return value of <text:span text:style-name="CD1">None</text:span> indicates that the named module was not recognized. Otherwise, the return value is expected to be a loader object (an object with a <text:span text:style-name="CD1">load_module()</text:span> method). The <text:span text:style-name="CD1">load_module()</text:span> method of the loader object is then invoked with the name of the module to be loaded as its sole argument.</text:p>
      <text:p text:style-name="Body">In CPython, the interpreter-specific third step is used to locate builtin and frozen modules, and is also used on Windows to scan directories specified in the Windows registry. It is expected that this step will eventually be removed in favor of providing appropriate importer objects on <text:span text:style-name="CD1">sys.meta_path</text:span>. The problem with the way this step is currently implemented in the CPython interpreter is that it makes it difficult to locate modules without actually importing them. For example, Python 2.5's <text:span text:style-name="CD1">runpy</text:span> module, which needs to locate modules in order to <text:soft-page-break/>execute them, actually tries steps 3 and 4 in the wrong order on CPython (that is, <text:span text:style-name="CD1">sys.path</text:span> is checked before the interpreter-specific locations).</text:p>
      <text:p text:style-name="Body">The fourth step represents the standard import mechanism for Python source and extension modules, and is the step most likely to be of interest to most Python programmers. The variable <text:span text:style-name="CD1">sys.path</text:span> is a list of strings identifying locations where modules and packages may be found. Unicode strings found in <text:span text:style-name="CD1">sys.path</text:span> are encoded to 8-bit strings using the default file system encoding (typically <text:span text:style-name="CD1">mbcs</text:span> on Windows, and the default system encoding on other platforms) before being processed. For each item in <text:span text:style-name="CD1">sys.path</text:span>, the following sequence is used:</text:p>
      <text:p text:style-name="NL1">1.<text:tab/>Scan the import hooks in <text:span text:style-name="CD1">sys.path_hooks</text:span> for one which can handle the path item.</text:p>
      <text:p text:style-name="NL">2.<text:tab/>If no importer object is found, use <text:span text:style-name="CD1">None</text:span> as the path importer.</text:p>
      <text:p text:style-name="NL">3.<text:tab/>Register the importer for this path item in <text:span text:style-name="CD1">sys.path_importer_cache</text:span>.</text:p>
      <text:p text:style-name="NL">4.<text:tab/>If the path importer is not <text:span text:style-name="CD1">None</text:span>, call its <text:span text:style-name="CD1">find_module()</text:span> method with the module name and <text:span text:style-name="CD1">None</text:span>, as for a metapath hook.</text:p>
      <text:p text:style-name="NL">5.<text:tab/>If the result of the call to <text:span text:style-name="CD1">find_module()</text:span> is <text:span text:style-name="CD1">None</text:span>, continue on to the next path item. Otherwise, invoke the loader's <text:span text:style-name="CD1">load_module()</text:span> method, as for a metapath hook.</text:p>
      <text:p text:style-name="NL">6.<text:tab/>Otherwise, treat the path item as referring to a file system directory, and check for a file or subdirectory with an appropriate name for the module being sought (for a subdirectory, it must also contain a file named <text:span text:style-name="CD1">__init__.py</text:span>). If the path item is the empty string, treat as referring to the current working directory of the process.</text:p>
      <text:p text:style-name="NLX">7.<text:tab/>If an appropriate module or package is not found, continue on to the next path item. Otherwise, initialize the module or package as described later in this section.</text:p>
      <text:p text:style-name="Body">If there is an entry for the path item in <text:span text:style-name="CD1">sys.path_importer_cache</text:span> then steps 1 to 3 are skipped in favor of a single lookup into the importer cache.</text:p>
      <text:p text:style-name="Body">Starting with CPython 2.5, the import process issues an <text:span text:style-name="CD1">ImportWarning</text:span> if a directory is encountered that would have satisfied the current import attempt if the directory had contained an <text:span text:style-name="CD1">__init__.py</text:span> module. This warning was introduced to assist in finding a category of bug where a developed package is not picked up correctly by the interpreter due to a missing <text:span text:style-name="CD1">__init__.py</text:span> file.</text:p>
      <text:p text:style-name="Body">The following listing uses custom import and metapath hooks to illustrate the complete lookup process.</text:p>
      <text:p text:style-name="CDT1">&gt;&gt;&gt; # This listing is based on the following mock file system</text:p>
      <text:p text:style-name="CDT">... # /demo</text:p>
      <text:p text:style-name="CDT">... # <text:s text:c="3"/>/dir1</text:p>
      <text:p text:style-name="CDT">... # <text:s text:c="5"/>/mod1.py</text:p>
      <text:p text:style-name="CDT">... # <text:s text:c="5"/>/mod2.py</text:p>
      <text:p text:style-name="CDT">... # <text:s text:c="5"/>/pkg1</text:p>
      <text:p text:style-name="CDT">... # <text:s text:c="7"/>/modA.py</text:p>
      <text:p text:style-name="CDT">... # <text:s text:c="7"/>/modB.py</text:p>
      <text:p text:style-name="CDT">... # <text:s text:c="3"/>/dir2</text:p>
      <text:p text:style-name="CDT">... # <text:s text:c="5"/>/mod3.py</text:p>
      <text:p text:style-name="CDT">... # <text:s text:c="5"/>/pkg2</text:p>
      <text:p text:style-name="CDT">... # <text:s text:c="7"/>/modA.py</text:p>
      <text:p text:style-name="CDT">... # <text:s text:c="7"/>/pkgA.py</text:p>
      <text:p text:style-name="CDT">... # <text:s text:c="9"/>/mod1.py</text:p>
      <text:p text:style-name="CDT">... # <text:s text:c="7"/>/pkgB.py</text:p>
      <text:p text:style-name="CDT">... # <text:s text:c="9"/>/mod1.py</text:p>
      <text:p text:style-name="CDT">... sys_path = ['/demo/dir1', '/demo/dir2']</text:p>
      <text:p text:style-name="CDT">...</text:p>
      <text:p text:style-name="CDT">&gt;&gt;&gt; pkg_paths = {</text:p>
      <text:p text:style-name="CDT">... <text:s text:c="4"/>'pkg1' : ['/demo/dir1/pkg1'],</text:p>
      <text:p text:style-name="CDT">... <text:s text:c="4"/>'pkg2' : ['/demo/dir2/pkg2'],</text:p>
      <text:p text:style-name="CDT">... <text:s text:c="4"/>'pkg2.pkgA' : ['/demo/dir2/pkg2/pkgA'],</text:p>
      <text:p text:style-name="CDT">... <text:s text:c="4"/>'pkg2.pkgB' : ['/demo/dir2/pkg2/pkgB'],</text:p>
      <text:p text:style-name="CDT"><text:soft-page-break/>... <text:s text:c="4"/>}</text:p>
      <text:p text:style-name="CDT">&gt;&gt;&gt; module_layout = {</text:p>
      <text:p text:style-name="CDT">... <text:s text:c="4"/>None : ['meta1'],</text:p>
      <text:p text:style-name="CDT">... <text:s text:c="4"/>sys_path[0] : ['mod1', 'mod2', 'pkg1'],</text:p>
      <text:p text:style-name="CDT">... <text:s text:c="4"/>sys_path[1] : ['mod3', 'pkg2'],</text:p>
      <text:p text:style-name="CDT">... <text:s text:c="4"/>pkg_paths['pkg1'][0] : ['pkg1.modA', 'pkg1.modB'],</text:p>
      <text:p text:style-name="CDT">... <text:s text:c="4"/>pkg_paths['pkg2'][0] : ['pkg2.modA', 'pkg2.pkgA'],</text:p>
      <text:p text:style-name="CDT">... <text:s text:c="4"/>pkg_paths['pkg2.pkgA'][0] : ['pkg2.pkgA.mod1'],</text:p>
      <text:p text:style-name="CDT">... <text:s text:c="4"/>pkg_paths['pkg2.pkgB'][0] : ['pkg2.pkgB.mod1'],</text:p>
      <text:p text:style-name="CDT">... <text:s text:c="4"/>}</text:p>
      <text:p text:style-name="CDT">&gt;&gt;&gt; def make_demo_module(fullname):</text:p>
      <text:p text:style-name="CDT">... <text:s text:c="4"/>module = new.module(fullname)</text:p>
      <text:p text:style-name="CDT">... <text:s text:c="4"/>sys.modules[fullname] = module</text:p>
      <text:p text:style-name="CDT">... <text:s text:c="4"/>module.__name__ = fullname</text:p>
      <text:p text:style-name="CDT">... <text:s text:c="4"/>if fullname in pkg_paths:</text:p>
      <text:p text:style-name="CDT">... <text:s text:c="8"/>module.__path__ = pkg_paths[fullname]</text:p>
      <text:p text:style-name="CDT">... <text:s text:c="4"/>return module</text:p>
      <text:p text:style-name="CDT">...</text:p>
      <text:p text:style-name="CDT">&gt;&gt;&gt; class ShowMetapathHook(object):</text:p>
      <text:p text:style-name="CDT">... <text:s text:c="4"/>"""Show the steps of the import process for a metapath hook"""</text:p>
      <text:p text:style-name="CDT">... <text:s text:c="4"/>def find_module(self, fullname, path=None):</text:p>
      <text:p text:style-name="CDT">... <text:s text:c="8"/>if path is not None:</text:p>
      <text:p text:style-name="CDT">... <text:s text:c="12"/>print "Metapath hook ignoring import from package"</text:p>
      <text:p text:style-name="CDT">... <text:s text:c="8"/>elif fullname in module_layout[None]:</text:p>
      <text:p text:style-name="CDT">... <text:s text:c="12"/>print "Module %r found on metapath" % fullname</text:p>
      <text:p text:style-name="CDT">... <text:s text:c="12"/>return self</text:p>
      <text:p text:style-name="CDT">... <text:s text:c="8"/>else:</text:p>
      <text:p text:style-name="CDT">... <text:s text:c="12"/>print "Module %r not found on metapath" % fullname</text:p>
      <text:p text:style-name="CDT">... <text:s text:c="4"/>def load_module(self, fullname):</text:p>
      <text:p text:style-name="CDT">... <text:s text:c="8"/>if fullname in module_layout[None]:</text:p>
      <text:p text:style-name="CDT">... <text:s text:c="12"/>print "Loading module %r from metapath" % fullname</text:p>
      <text:p text:style-name="CDT">... <text:s text:c="12"/>return make_demo_module(fullname)</text:p>
      <text:p text:style-name="CDT">...</text:p>
      <text:p text:style-name="CDT">&gt;&gt;&gt; class ShowPathHook(object):</text:p>
      <text:p text:style-name="CDT">... <text:s text:c="4"/>"""Show the steps of the import process for a path hook"""</text:p>
      <text:p text:style-name="CDT">... <text:s text:c="4"/>def __init__(self, pathitem):</text:p>
      <text:p text:style-name="CDT">... <text:s text:c="8"/>if pathitem not in module_layout:</text:p>
      <text:p text:style-name="CDT">... <text:s text:c="12"/>raise ImportError</text:p>
      <text:p text:style-name="CDT">... <text:s text:c="8"/>print "Creating path importer for %r" % pathitem</text:p>
      <text:p text:style-name="CDT">... <text:s text:c="8"/>self.pathitem = pathitem</text:p>
      <text:p text:style-name="CDT">... <text:s text:c="4"/>def find_module(self, fullname, path=None):</text:p>
      <text:p text:style-name="CDT">... <text:s text:c="8"/>if fullname in module_layout[self.pathitem]:</text:p>
      <text:p text:style-name="CDT">... <text:s text:c="12"/>print ("Module %r found in %r"</text:p>
      <text:p text:style-name="CDT">... <text:s text:c="20"/>% (fullname, self.pathitem))</text:p>
      <text:p text:style-name="CDT">... <text:s text:c="12"/>return self</text:p>
      <text:p text:style-name="CDT">... <text:s text:c="8"/>else:</text:p>
      <text:p text:style-name="CDT">... <text:s text:c="12"/>print ("Module %r not found in %r"</text:p>
      <text:p text:style-name="CDT">... <text:s text:c="20"/>% (fullname, self.pathitem))</text:p>
      <text:p text:style-name="CDT">... <text:s text:c="4"/>def load_module(self, fullname):</text:p>
      <text:p text:style-name="CDT">... <text:s text:c="8"/>if fullname in module_layout[self.pathitem]:</text:p>
      <text:p text:style-name="CDT">... <text:s text:c="12"/>print ("Loading module %r from %r"</text:p>
      <text:p text:style-name="CDT">... <text:s text:c="20"/>% (fullname, self.pathitem))</text:p>
      <text:p text:style-name="CDT">... <text:s text:c="12"/>return make_demo_module(fullname)</text:p>
      <text:p text:style-name="CDT">...</text:p>
      <text:p text:style-name="CDT">&gt;&gt;&gt; import sys</text:p>
      <text:p text:style-name="CDT">&gt;&gt;&gt; import new</text:p>
      <text:p text:style-name="CDT">&gt;&gt;&gt; save_sys = sys.path, sys.path_importer_cache, sys.meta_path, sys.path_hooks</text:p>
      <text:p text:style-name="CDT">&gt;&gt;&gt; sys.path = sys.path + sys_path</text:p>
      <text:p text:style-name="CDT">&gt;&gt;&gt; sys.path_importer_cache = {}</text:p>
      <text:p text:style-name="CDT"><text:soft-page-break/>&gt;&gt;&gt; sys.meta_path = sys.meta_path + [ShowMetapathHook()]</text:p>
      <text:p text:style-name="CDT">&gt;&gt;&gt; sys.path_hooks = sys.path_hooks + [ShowPathHook]</text:p>
      <text:p text:style-name="CDT">&gt;&gt;&gt; names = ['math']</text:p>
      <text:p text:style-name="CDT">&gt;&gt;&gt; for val in module_layout.values():</text:p>
      <text:p text:style-name="CDT">... <text:s text:c="4"/>names.extend(val)</text:p>
      <text:p text:style-name="CDT">...</text:p>
      <text:p text:style-name="CDT">&gt;&gt;&gt; for name in names:</text:p>
      <text:p text:style-name="CDT">... <text:s text:c="4"/>if name in sys.modules:</text:p>
      <text:p text:style-name="CDT">... <text:s text:c="8"/>del sys.modules[name]</text:p>
      <text:p text:style-name="CDT">...</text:p>
      <text:p text:style-name="CDT">&gt;&gt;&gt; # Importing module 'meta1' through metapath</text:p>
      <text:p text:style-name="CDT">... import meta1</text:p>
      <text:p text:style-name="CDT">Module 'meta1' found on metapath</text:p>
      <text:p text:style-name="CDT">Loading module 'meta1' from metapath</text:p>
      <text:p text:style-name="CDT">&gt;&gt;&gt; meta1.__name__</text:p>
      <text:p text:style-name="CDT">'meta1'</text:p>
      <text:p text:style-name="CDT">&gt;&gt;&gt; # Importing builtin module 'math'</text:p>
      <text:p text:style-name="CDT">... import math</text:p>
      <text:p text:style-name="CDT">Module 'math' not found on metapath</text:p>
      <text:p text:style-name="CDT">&gt;&gt;&gt; math.__name__</text:p>
      <text:p text:style-name="CDT">'math'</text:p>
      <text:p text:style-name="CDT">&gt;&gt;&gt; # Importing top level module 'mod1'</text:p>
      <text:p text:style-name="CDT">... import mod1</text:p>
      <text:p text:style-name="CDT">Module 'mod1' not found on metapath</text:p>
      <text:p text:style-name="CDT">Creating path importer for '/demo/dir1'</text:p>
      <text:p text:style-name="CDT">Module 'mod1' found in '/demo/dir1'</text:p>
      <text:p text:style-name="CDT">Loading module 'mod1' from '/demo/dir1'</text:p>
      <text:p text:style-name="CDT">&gt;&gt;&gt; mod1.__name__</text:p>
      <text:p text:style-name="CDT">'mod1'</text:p>
      <text:p text:style-name="CDT">&gt;&gt;&gt; # Importing top level module 'mod3'</text:p>
      <text:p text:style-name="CDT">... import mod3</text:p>
      <text:p text:style-name="CDT">Module 'mod3' not found on metapath</text:p>
      <text:p text:style-name="CDT">Module 'mod3' not found in '/demo/dir1'</text:p>
      <text:p text:style-name="CDT">Creating path importer for '/demo/dir2'</text:p>
      <text:p text:style-name="CDT">Module 'mod3' found in '/demo/dir2'</text:p>
      <text:p text:style-name="CDT">Loading module 'mod3' from '/demo/dir2'</text:p>
      <text:p text:style-name="CDT">&gt;&gt;&gt; mod3.__name__</text:p>
      <text:p text:style-name="CDT">'mod3'</text:p>
      <text:p text:style-name="CDT">&gt;&gt;&gt; # Importing module 'pkg2.pkgA.mod1' from a subpackage</text:p>
      <text:p text:style-name="CDT">... import pkg2.pkgA.mod1</text:p>
      <text:p text:style-name="CDT">Module 'pkg2' not found on metapath</text:p>
      <text:p text:style-name="CDT">Module 'pkg2' not found in '/demo/dir1'</text:p>
      <text:p text:style-name="CDT">Module 'pkg2' found in '/demo/dir2'</text:p>
      <text:p text:style-name="CDT">Loading module 'pkg2' from '/demo/dir2'</text:p>
      <text:p text:style-name="CDT">Metapath hook ignoring import from package</text:p>
      <text:p text:style-name="CDT">Creating path importer for '/demo/dir2/pkg2'</text:p>
      <text:p text:style-name="CDT">Module 'pkg2.pkgA' found in '/demo/dir2/pkg2'</text:p>
      <text:p text:style-name="CDT">Loading module 'pkg2.pkgA' from '/demo/dir2/pkg2'</text:p>
      <text:p text:style-name="CDT">Metapath hook ignoring import from package</text:p>
      <text:p text:style-name="CDT">Creating path importer for '/demo/dir2/pkg2/pkgA'</text:p>
      <text:p text:style-name="CDT">Module 'pkg2.pkgA.mod1' found in '/demo/dir2/pkg2/pkgA'</text:p>
      <text:p text:style-name="CDT">Loading module 'pkg2.pkgA.mod1' from '/demo/dir2/pkg2/pkgA'</text:p>
      <text:p text:style-name="CDT">&gt;&gt;&gt; pkg2.__name__</text:p>
      <text:p text:style-name="CDT">'pkg2'</text:p>
      <text:p text:style-name="CDT">&gt;&gt;&gt; pkg2.pkgA.__name__</text:p>
      <text:p text:style-name="CDT">'pkg2.pkgA'</text:p>
      <text:p text:style-name="CDT">&gt;&gt;&gt; pkg2.pkgA.mod1.__name__</text:p>
      <text:p text:style-name="CDT">'pkg2.pkgA.mod1'</text:p>
      <text:p text:style-name="CDT">&gt;&gt;&gt; # Importing module 'modB' from package 'pkg1' by name</text:p>
      <text:p text:style-name="CDT"><text:soft-page-break/>... from pkg1 import modB</text:p>
      <text:p text:style-name="CDT">Module 'pkg1' not found on metapath</text:p>
      <text:p text:style-name="CDT">Module 'pkg1' found in '/demo/dir1'</text:p>
      <text:p text:style-name="CDT">Loading module 'pkg1' from '/demo/dir1'</text:p>
      <text:p text:style-name="CDT">Metapath hook ignoring import from package</text:p>
      <text:p text:style-name="CDT">Creating path importer for '/demo/dir1/pkg1'</text:p>
      <text:p text:style-name="CDT">Module 'pkg1.modB' found in '/demo/dir1/pkg1'</text:p>
      <text:p text:style-name="CDT">Loading module 'pkg1.modB' from '/demo/dir1/pkg1'</text:p>
      <text:p text:style-name="CDT">&gt;&gt;&gt; modB.__name__</text:p>
      <text:p text:style-name="CDT">'pkg1.modB'</text:p>
      <text:p text:style-name="CDTX">&gt;&gt;&gt; sys.path, sys.path_importer_cache, sys.meta_path, sys.path_hooks = save_sys</text:p>
      <text:h text:style-name="HD" text:outline-level="3">7.2.4 Initializing Modules and Packages</text:h>
      <text:p text:style-name="BodyNoIndent">After a module or package has been located by the interpreter, a module object is created in <text:span text:style-name="CD1">sys.modules</text:span> and initialized based on the code in the module (or in <text:span text:style-name="CD1">__init__.py</text:span>, in the case of a package). Module objects are extremely simple, being roughly equivalent to the class definition:</text:p>
      <text:p text:style-name="CDT1"><text:span text:style-name="CD2">class</text:span> module(object):</text:p>
      <text:p text:style-name="CDT"><text:s text:c="4"/><text:span text:style-name="CD2">def</text:span> __init__(self, name, doc=None):</text:p>
      <text:p text:style-name="CDT"><text:s text:c="8"/>self.__name__ = name</text:p>
      <text:p text:style-name="CDT"><text:s text:c="8"/>self.__doc__ = doc</text:p>
      <text:p text:style-name="CDT"><text:s text:c="4"/><text:span text:style-name="CD2">def</text:span> __repr__(self):</text:p>
      <text:p text:style-name="CDT"><text:s text:c="8"/><text:span text:style-name="CD2">if</text:span> hasattr(self, '__file__'):</text:p>
      <text:p text:style-name="CDT"><text:s text:c="12"/><text:span text:style-name="CD2">return</text:span> '&lt;module %r from %r&gt;' % (self.__name__, self.__file__)</text:p>
      <text:p text:style-name="CDT"><text:s text:c="8"/><text:span text:style-name="CD2">else</text:span>:</text:p>
      <text:p text:style-name="CDTX"><text:s text:c="12"/><text:span text:style-name="CD2">return</text:span> '&lt;module %r (built-in)&gt;' % self.__name__</text:p>
      <text:p text:style-name="Body">Creating and initializing the module object is typically the responsibility of the <text:span text:style-name="CD1">load_module()</text:span> method of a loader object or of the standard import mechanism. For extension and builtin modules, this initialization process is entirely interpreter-specific, as it depends heavily on the implementation language. For modules written in Python, however, the process is as follows:</text:p>
      <text:p text:style-name="NL1">1.<text:tab/>The new module object is created with the appropriate name and installed in <text:span text:style-name="CD1">sys.modules</text:span></text:p>
      <text:p text:style-name="NL">2.<text:tab/>The <text:span text:style-name="CD1">__file__</text:span> attribute of the module object is set to an appropriate string</text:p>
      <text:p text:style-name="NL">3.<text:tab/>If a loader object was used, then the <text:span text:style-name="CD1">__loader__</text:span> attribute of the module is set to that object</text:p>
      <text:p text:style-name="NL">4.<text:tab/>If the module represents a package, then the <text:span text:style-name="CD1">__path__</text:span> attribute is initialized appropriately</text:p>
      <text:p text:style-name="NLX">5.<text:tab/>The module's code is executed in the dictionary of the module object as per the <text:span text:style-name="CD2">exec</text:span> statement</text:p>
      <text:p text:style-name="Body">The code for the module may be retrieved in a variety of ways – either compiled from a source file, read directly from a previously compiled file, or else read in from another location (such as from a frozen code object, or a file inside a zip file). When CPython reads in and compiles a source module, it uses the standard library's <text:span text:style-name="CD1">marshal</text:span> module to write the result back out to disk as a <text:span text:style-name="CD1">.pyc</text:span> or <text:span text:style-name="CD1">.pyo</text:span> file (depending on the current optimization settings).</text:p>
      <text:p text:style-name="Body">After the module has been initialized, all of the functions, classes and other attributes defined by the module's code are accessible as attributes of the module object. The __doc__ attribute and the Unicode encoding of string objects is handled as normal for the <text:span text:style-name="CD2">exec</text:span> statement.</text:p>
      <text:p text:style-name="Body">Note that when a package is initialized, its entry in <text:span text:style-name="CD1">sys.modules</text:span> is just a normal module object. The only distinguishing characteristic is the presence of a <text:span text:style-name="CD1">__path__</text:span> attribute, which must be a list of strings, just like <text:span text:style-name="CD1">sys.path</text:span>. For standard packages, the default value of this attribute is a list with a single entry, the directory containing the package's <text:span text:style-name="CD1">__init__.py</text:span> file. The code in <text:span text:style-name="CD1">__init__.py</text:span> may modify this value as desired by the package author. For example, a package may distribute its code over multiple subdirectories, and add the <text:soft-page-break/>subdirectories to its <text:span text:style-name="CD1">__path__</text:span> attribute. When an import hook is involved, the default value of a package's <text:span text:style-name="CD1">__path__</text:span> is determined by the <text:span text:style-name="CD1">load_module()</text:span> method.</text:p>
      <text:h text:style-name="HD" text:outline-level="3">7.2.5 Locating and Loading A Module From A Package</text:h>
      <text:p text:style-name="BodyNoIndent">Locating and loading a module from within a package is very similar to locating and loading a top-level module. The key difference lies in the use of the special module attribute <text:span text:style-name="CD1">__path__</text:span>.</text:p>
      <text:p text:style-name="Body">Before importing anything from inside a package, the Python interpreter first imports the package itself. Once the containing package has been imported, its <text:span text:style-name="CD1">__path__</text:span> attribute takes the place of <text:span text:style-name="CD1">sys.path</text:span> when searching for the contained subpackage or module. Additionally, when the <text:span text:style-name="CD1">find_module()</text:span> method of an importer object is invoked (either via <text:span text:style-name="CD1">sys.meta_path</text:span> or <text:span text:style-name="CD1">sys.path_hooks</text:span>), then the second argument is set to the the package's <text:span text:style-name="CD1">__path__</text:span> attribute rather than being left as <text:span text:style-name="CD1">None</text:span>. This provides the importer objects with the information they need to determine how to handle imports within packages.</text:p>
      <text:p text:style-name="Body">If a subpackage or module has not yet been imported, then it will not be available as an attribute of the parent package. Once the module or subpackage is imported, in addition to being cached in <text:span text:style-name="CD1">sys.modules</text:span> using its fully qualified module name, it is saved using its unqualified name as an attribute of its parent package.</text:p>
      <text:h text:style-name="HD" text:outline-level="3">7.2.6 Importing Modules</text:h>
      <text:p text:style-name="BodyNoIndent">The preceding information on Python's import system is primarily of relevance to system administrators trying to maintain a Python installation and application and library distributors. And even for those, much of the complexity is hidden by utilities such as the standard library's <text:span text:style-name="CD1">distutils</text:span> package. Most of the time, a Python programmer can ignore the details and consider only the import statements used to retrieve the modules they want to use. The basic import statement has the form:</text:p>
      <text:p text:style-name="C1"><text:span text:style-name="CD2"><text:span text:style-name="T2">import</text:span></text:span><text:span text:style-name="CD1"> </text:span><text:span text:style-name="CD3"><text:span text:style-name="T3">MODULE_REF</text:span></text:span></text:p>
      <text:p text:style-name="Body">This is effectively translated as follows:</text:p>
      <text:p text:style-name="CDT1"># <text:span text:style-name="CD3">TARGET_NAME</text:span> is <text:span text:style-name="CD3">MODULE_REF</text:span>.split('.')[0]</text:p>
      <text:p text:style-name="CDT"># <text:s/>The fifth argument is not present in versions of Python prior to Python 2.5</text:p>
      <text:p text:style-name="CDTX"><text:span text:style-name="T1">TARGET_NAME</text:span> = __import__('<text:span text:style-name="CD3">MODULE_REF</text:span>', globals(), locals(), [], -1)</text:p>
      <text:p text:style-name="Body">When the module name refers to a top level module, that name is bound directly in the current namespace. When it refers to a module inside a package, then the name bound in the local namespace is that of the top level package (that is, the name before the first dot in the fully qualified module name). The imported module can then be accessed as an attribute of the containing package.</text:p>
      <text:p text:style-name="Body">The additional arguments to the <text:span text:style-name="CD1">__import__()</text:span> builtin are used to implement named and relative imports. In versions of Python up to and including Python 2.5, an import is first attempted relative to the current module and only then is at attempted treating the module reference as a fully qualified module name. The relative import is resolved by constructing a relative name as shown in the following listing, and then attempting to import that name rather than original. Only if the relative import is unsuccessful is the absolute import attempted.</text:p>
      <text:p text:style-name="CDT1"># name and globals are the first two arguments to the __import__ builtin</text:p>
      <text:p text:style-name="CDT"># This is all internal to the __import__ builtin and is not visible to user code</text:p>
      <text:p text:style-name="CDT">module_name = globals['__name__']</text:p>
      <text:p text:style-name="CDT">if '.' in module_name:</text:p>
      <text:p text:style-name="CDT"/>
      <text:p text:style-name="CDTX"><text:s text:c="4"/>relative_ref = module_name.rsplit('.', 1)[0] + '.' + module_name</text:p>
      <text:p text:style-name="Body"><text:soft-page-break/>In Python 2.5, this behavior can be disabled by including the statement <text:span text:style-name="CD2">from</text:span><text:span text:style-name="CD1"> __future__ </text:span><text:span text:style-name="CD2">import</text:span><text:span text:style-name="CD1"> absolute_import</text:span> at the beginning of a module. This changes the translation of a normal import statement to be:</text:p>
      <text:p text:style-name="CDT1"># <text:span text:style-name="CD3">TARGET_NAME</text:span> is <text:span text:style-name="CD3">MODULE_REF</text:span>.split('.')[0]</text:p>
      <text:p text:style-name="CDTX"><text:span text:style-name="T1">TARGET_NAME</text:span> = __import__('<text:span text:style-name="CD3">MODULE_REF</text:span>', globals(), locals(), [], 0)</text:p>
      <text:p text:style-name="Body">By specifying zero for the level argument (which is new in Python 2.5), this causes the <text:span text:style-name="CD1">__import__()</text:span> builtin to consider only absolute imports. The implicit relative import attempt is skipped. However, explicit relative imports become possible when importing names from modules (more on that below). Starting with Python 2.6, this will become the normal behavior of import statements.</text:p>
      <text:p text:style-name="Body">The module being imported can be bound to a name other than the default by using the form:</text:p>
      <text:p text:style-name="C1"><text:span text:style-name="CD2"><text:span text:style-name="T2">import</text:span></text:span><text:span text:style-name="CD1"> </text:span><text:span text:style-name="CD3"><text:span text:style-name="T3">MODULE_REF </text:span></text:span><text:span text:style-name="CD2"><text:span text:style-name="T4">as</text:span></text:span><text:span text:style-name="CD3"><text:span text:style-name="T3"> TARGET_NAME</text:span></text:span></text:p>
      <text:p text:style-name="Body">When using this form, the imported module is bound directly to the target name, regardless of whether it is a top level module or a module inside a package.</text:p>
      <text:p text:style-name="Body">Multiple modules can be imported in a single import statement by separating them with commas. If any of the modules are being bound to a different target name, then the target name is specified before the following comma.</text:p>
      <text:h text:style-name="HD" text:outline-level="3">7.2.7 Importing Names from Modules</text:h>
      <text:p text:style-name="BodyNoIndent">The second form of the import statement allows specific names to be important from the specified module into the current namespace. The name import statement has one of the forms:</text:p>
      <text:p text:style-name="C1"><text:span text:style-name="CD2"><text:span text:style-name="T2">from</text:span></text:span><text:span text:style-name="CD1"><text:span text:style-name="T6"> </text:span></text:span><text:span text:style-name="CD3"><text:span text:style-name="T7">MODULE_REF</text:span></text:span><text:span text:style-name="CD2"><text:span text:style-name="T6"> </text:span></text:span><text:span text:style-name="CD2"><text:span text:style-name="T2">import</text:span></text:span><text:span text:style-name="CD1"> </text:span><text:span text:style-name="CD3"><text:span text:style-name="T3">NAME</text:span></text:span></text:p>
      <text:p text:style-name="C1"><text:span text:style-name="CD2"><text:span text:style-name="T2">from</text:span></text:span><text:span text:style-name="CD1"><text:span text:style-name="T6"> </text:span></text:span><text:span text:style-name="CD3"><text:span text:style-name="T7">MODULE_REF</text:span></text:span><text:span text:style-name="CD2"><text:span text:style-name="T6"> </text:span></text:span><text:span text:style-name="CD2"><text:span text:style-name="T2">import</text:span></text:span><text:span text:style-name="CD1"> </text:span><text:span text:style-name="CD3"><text:span text:style-name="T3">NAME </text:span></text:span><text:span text:style-name="CD2"><text:span text:style-name="T5">as</text:span></text:span><text:span text:style-name="CD1"><text:span text:style-name="T3"> TARGET_</text:span></text:span><text:span text:style-name="CD3"><text:span text:style-name="T3">NAME</text:span></text:span></text:p>
      <text:p text:style-name="Body">This is effectively translated as follows (<text:span text:style-name="CD3">NAME</text:span> and <text:span text:style-name="CD3">TARGET_NAME</text:span> are the same for the first form) :</text:p>
      <text:p text:style-name="CDT1"># module is an internal value not visible to Python code</text:p>
      <text:p text:style-name="CDT"># <text:s/>The fifth argument is not present in versions of Python prior to Python 2.5</text:p>
      <text:p text:style-name="CDT">module = __import__('<text:span text:style-name="CD3">MODULE_REF</text:span>', globals(), locals(), ['<text:span text:style-name="CD3"><text:span text:style-name="T3">NAME</text:span></text:span>'], -1)</text:p>
      <text:p text:style-name="CDTX"><text:span text:style-name="T1">TARGET_NAME</text:span> = module.<text:span text:style-name="T1">NAME</text:span></text:p>
      <text:p text:style-name="Body">Like normal import statements, the reference to the module is first attempted relative to the current package, and only if that fails as an absolute import. The implicit relative import attempt will be removed in Python 2.5, and can be disabled in Python 2.5 using the future statement mentioned above for normal imports.</text:p>
      <text:p text:style-name="Body">Note that when the fourth argument (the list of names to be imported from the specified module) is not empty, the <text:span text:style-name="CD1">__import__()</text:span> builtin will check that the corresponding attributes exist in the target module, and will always return the specified module, regardless of whether it is a top-level module or inside a package. Additionally, if any of the names refer to a submodule, <text:span text:style-name="CD1">__import__()</text:span> ensures that the submodule is accessible as an attribute of the parent package.</text:p>
      <text:p text:style-name="Body">Multiple names may be imported from a single module as a comma-separated list. The list may be surrounded by parentheses in order to span multiple lines, and a renaming clause may be used on each item in the list (as for normal import statements).</text:p>
      <text:p text:style-name="Body">It is possible to import all public names from a module by specifying a single <text:span text:style-name="CD1">*</text:span> character as the name to be imported. This checks the referenced module for an <text:span text:style-name="CD1">__all__</text:span> attribute (which must be a list of strings), and imports those names from the designated module. If the referenced module does not have an <text:span text:style-name="CD1">__all__</text:span> attribute, <text:soft-page-break/>then all attributes of the module which do not start with a leading underscore are imported into the current namespace. An explicit <text:span text:style-name="CD1">__all__</text:span> attribute of a package may name submodules to be imported automatically. If an explicit __all__ attribute is not provided, then using a star-import on that package will include any submodules that had previously been imported.</text:p>
      <text:p text:style-name="Body">Actually using this capability is discouraged by most Python style guides, as it makes it effectively impossible to statically determine the contents of the current namespace. In certain circumstances relating to nested function scopes, this form of import statement is considered a syntax error by the compiler (as the compiler needs to know the contents of the function scopes in order to handle references to outer scopes from inner scopes). As an alternative to the star-import syntax, it is often suggested to simply import the module and bind it to a short name in the current namespace. For example, it is possible to use <text:span text:style-name="CD2">import</text:span><text:span text:style-name="CD1"> xml.etree </text:span><text:span text:style-name="CD2">as</text:span><text:span text:style-name="CD1"> et</text:span> instead of <text:span text:style-name="CD2">from</text:span><text:span text:style-name="CD1"> xml.etree </text:span><text:span text:style-name="CD2">import</text:span><text:span text:style-name="CD1"> *</text:span>.</text:p>
      <text:h text:style-name="HD" text:outline-level="3">7.2.8 Package Relative Imports</text:h>
      <text:p text:style-name="BodyNoIndent">Starting with Python 2.5, Python provides support for explicit relative imports within packages. This feature was proposed in PEP 328. In Python 2.6, it will be available by default, but it can be enabled in Python 2.5 by the future statement <text:span text:style-name="CD2">from</text:span><text:span text:style-name="CD1"> __future__ </text:span><text:span text:style-name="CD2">import</text:span><text:span text:style-name="CD1"> absolute_import</text:span>.</text:p>
      <text:p text:style-name="Body">When importing names from a module, the source module may be specified by means of a relative module reference instead of an absolute one. A relative module reference is similar in appearance to an absolute module name, except that it starts with one or more leading dots. As there is no way for the compiler to determine the appropriate name to use to store the result of the statement, relative module references are not permitted for normal module imports.</text:p>
      <text:p text:style-name="Body">The import mechanism interprets a relative module reference based on the contents of the global namespace of the current module. The absolute name of the referenced module is then calculated from the relative reference using the following algorithm.</text:p>
      <text:p text:style-name="CDT1"><text:span text:style-name="CD2">def</text:span> make_absolute(module_ref, current_globals):</text:p>
      <text:p text:style-name="CDT"><text:s text:c="4"/># module_ref is an absolute or relative reference to another module</text:p>
      <text:p text:style-name="CDT"><text:s text:c="4"/># current_globals is the globals dictionary of the module doing the import</text:p>
      <text:p text:style-name="CDT"><text:s text:c="4"/>ref_parts = module_ref.split('.')</text:p>
      <text:p text:style-name="CDT"><text:s text:c="4"/># Calculate the number of leading dots</text:p>
      <text:p text:style-name="CDT"><text:s text:c="4"/>level = 0</text:p>
      <text:p text:style-name="CDT"><text:s text:c="4"/><text:span text:style-name="CD2">while</text:span> ref_parts <text:span text:style-name="CD2">and</text:span> <text:span text:style-name="CD2">not</text:span> ref_parts[0]:</text:p>
      <text:p text:style-name="CDT"><text:s text:c="8"/>ref_parts.pop(0)</text:p>
      <text:p text:style-name="CDT"><text:s text:c="4"/># Nothing more to do if the reference is already absolute</text:p>
      <text:p text:style-name="CDT"><text:s text:c="4"/><text:span text:style-name="CD2">if</text:span> level == 0:</text:p>
      <text:p text:style-name="CDT"><text:s text:c="8"/><text:span text:style-name="CD2">return</text:span> module_ref</text:p>
      <text:p text:style-name="CDT"><text:s text:c="4"/># Otherwise, need to calculate module name relative to current module</text:p>
      <text:p text:style-name="CDT"><text:s text:c="4"/>current_parts = current_globals['__name__'].split('.')</text:p>
      <text:p text:style-name="CDT"><text:s text:c="4"/><text:span text:style-name="CD2">if</text:span> '__path__' <text:span text:style-name="CD2">in</text:span> current_globals:</text:p>
      <text:p text:style-name="CDT"><text:s text:c="8"/># References from a package are relative to that package</text:p>
      <text:p text:style-name="CDT"><text:s text:c="8"/>level -= 1</text:p>
      <text:p text:style-name="CDT"><text:s text:c="8"/><text:span text:style-name="CD2">if</text:span> level:</text:p>
      <text:p text:style-name="CDT"><text:s text:c="12"/>current_parts = current_parts[:-level]</text:p>
      <text:p text:style-name="CDT"><text:s text:c="4"/><text:span text:style-name="CD2">else</text:span>:</text:p>
      <text:p text:style-name="CDT"><text:s text:c="8"/># References from a module are relative to the containing package</text:p>
      <text:p text:style-name="CDT"><text:s text:c="8"/>current_parts = current_parts[:-level]</text:p>
      <text:p text:style-name="CDT"><text:s text:c="4"/># Combine parts into an absolute module name</text:p>
      <text:p text:style-name="CDTX"><text:s text:c="4"/><text:span text:style-name="CD2">return</text:span> '.'.join(current_parts + ref_parts)</text:p>
      <text:p text:style-name="Body">Due to the fact that package relative imports rely on the module's <text:span text:style-name="CD1">__name__</text:span> attribute in order to locate the parent package of the module, they do not work from the main module of a Python application, even if that main module is located inside a package. A main module always has its <text:span text:style-name="CD1">__name__</text:span> attribute set to the string <text:soft-page-break/><text:span text:style-name="CD1">'__main__'</text:span>, so it is always treated by the interpreter as a top level module. Accordingly, modules that are intended to be used as a main module should only rely on absolute imports.</text:p>
      <text:p text:style-name="QQ">XXX: Need to cover PEP 366 and its __package__ attribute in this section</text:p>
      <text:h text:style-name="HD" text:outline-level="3">7.2.8 Reloading Modules</text:h>
      <text:p text:style-name="BodyNoIndent">When debugging a new module from the interactive interpreter, it is convenient to be able to make changes to the module and import the updated module into the current interactive session. A normal import statement is not effective, as it returns the cached version of the module from <text:span text:style-name="CD1">sys.modules</text:span>, which will not reflect any changes made to the source file.</text:p>
      <text:p text:style-name="Body">The builtin function <text:span text:style-name="CD1">reload()</text:span> is provided to handle this situation. It is called with a single argument, the module object for the module or package to be reloaded. The interpreter locates the appropriate source file and executes the code again in the module's global dictionary. The existing module object is re-used, so all references to the module will automatically see any new or changed attributes.</text:p>
      <text:p text:style-name="Body">Note that the module dictionary is <text:span text:style-name="E2">not</text:span> cleared before the code is re-executed. This means that deleted attributes, or attributes added by another means (such as submodule names added to a package module by the import mechanism) are still accessible as attributes of the reloaded module. Additionally, reloading a package does not reload its submodules, nor does it automatically update explicit references to values that were defined by the old version of the module.</text:p>
      <text:h text:style-name="HD" text:outline-level="3">7.2.9 Importing Modules in Multi-Threaded Applications</text:h>
      <text:p text:style-name="BodyNoIndent">To ensure the various data structures involved in the import process are maintained in a consistent state, the module import process is protected by a thread synchronization lock. This lock ensures that only a single thread is able access the import mechanism at any one time. Other import statements will block until the currently executing import statement is completed.</text:p>
      <text:p text:style-name="Body">All module level code in the application is executed with the import lock held, <text:span text:style-name="E2">except</text:span> the code in the main module.</text:p>
      <text:h text:style-name="HC" text:outline-level="2">7.3 Developing Python Modules</text:h>
      <text:p text:style-name="BodyNoIndent">It's possible to write fully functional Python scripts without worrying a great deal about how those modules are imported and executed. However, there are some aspects of the import system that are occasionally important to authors of Python modules. The issues discussed in this section have generally been touched on briefly earlier in the chapter, but are looked at below from the point of view of the module author.</text:p>
      <text:h text:style-name="HD" text:outline-level="3">7.3.1 Main Modules and Support Modules</text:h>
      <text:p text:style-name="BodyNoIndent">The first important issue to be considered is the difference between main modules and support modules. Each application will have a single main module, which is distinguished by the fact that the module global variable <text:span text:style-name="CD1">__name__</text:span> is set to the string <text:span text:style-name="CD1">'__main__'</text:span>.</text:p>
      <text:p text:style-name="Body">As noted earlier, a module may check this condition and perform additional operations when executed as a main module.</text:p>
      <text:h text:style-name="HD" text:outline-level="3"><text:soft-page-break/>7.3.2 Handling Cyclic Imports</text:h>
      <text:p text:style-name="BodyNoIndent">An issue that may arise with module imports is dealing with cyclic imports, where two modules directly or indirectly import each other. In this case, when the second module attempts to import the first module, the partially initialized module is retrieved from the <text:span text:style-name="CD1">sys.modules</text:span> cache.</text:p>
      <text:p text:style-name="Body">At this point, problems may arise if the second module attempts to access attributes of the first module. As the initialization of that module is not yet complete, those attributes may not be present. This leads to failure of the import attempt, typically with either an <text:span text:style-name="CD1">AttributeError</text:span> (when the attribute is accessed via an attribute reference on the module object) or an <text:span text:style-name="CD1">ImportError</text:span> (when the attribute is accessed by attempting to import a name from the module).</text:p>
      <text:p text:style-name="Body">If the cyclic import is unavoidable, the typical solution is to import the module object directly, and move the retrieval of the module attributes inside the affected functions. These functions are typically not invoked until the import process is completed, and all modules involved are fully initialized.</text:p>
      <text:h text:style-name="HD" text:outline-level="3">7.3.3 Handling Concurrent Imports</text:h>
      <text:p text:style-name="BodyNoIndent">An effect of the import synchronization lock that is visible to Python programmers is that it means that starting another thread from module level code poses a risk of deadlock. The deadlock definitely occurs if the spawned thread includes an import statement, and the original module level code waits for a response from the spawned thread. The second thread is unable to acquire the import lock, and the affected application comes to a grinding halt.</text:p>
      <text:p text:style-name="Body">The recommended practice is to ensure that all code that can spawn another thread is called directly or indirectly from the main module of the application (which runs without holding the import lock). This is typically done by placing code to spawn threads inside a function so that it is not executed as a side effect of importing a module. Placing the thread spawning code inside a block that is only executed when the module is the main module has a similar effect.</text:p>
      <text:h text:style-name="HD" text:outline-level="3">7.3.5 Unix-style Shell Script Invocation</text:h>
      <text:p text:style-name="BodyNoIndent">Many Python scripts are written to support the common Unix style for launching shell scripts. If the script file is flagged as executable, an appropriate first line allows the command shell to identify the interpreter to be used to run the script. The line starts with the Python comment character, so it is ignored by the interpreter. The example line below invokes the default Python installation on most platforms that support this style of script execution.</text:p>
      <text:p text:style-name="C1">#! /usr/bin/env python</text:p>
      <text:h text:style-name="HD" text:outline-level="3">7.3.6 Module Encoding Declarations</text:h>
      <text:p text:style-name="BodyNoIndent">Python requires that identifiers and keywords all be written as ASCII text. However, since PEP 263 was first implemented in Python 2.3, it is possible to tell the interpreter that the encoding used for Unicode literals is something other than ASCII. The details are covered earlier in the description of the <text:span text:style-name="CD2">exec</text:span> statement, but including the example line below as the first or second line in a module allows arbitrary characters to be used in Unicode literals by encoding them as UTF-8:</text:p>
      <text:p text:style-name="C1"># -*- coding: utf-8 -*-</text:p>
      <text:p text:style-name="Body">For this to work correctly, the text editor used to edit the source files must be set to permit entry of all Unicode characters, and also to use UTF-8 as the encoding when saving the source files to disk.</text:p>
      <text:p text:style-name="Body">Python interpreters are also expected to understand the Unicode BOM <text:span text:style-name="CD1">'\xef\xbb\xbf'</text:span> automatically added to UTF-8 encoded files by platforms such as Windows. If such a mark is detected at the start of a source <text:soft-page-break/>file, then the interpreter will treat the source as being encoded in UTF-8. If the BOM is present and an explicit coding declaration is made for a coding other than UTF-8 then the interpreter will raise an exception.</text:p>
      <text:h text:style-name="HD" text:outline-level="3">7.3.2 Locating Supporting Files</text:h>
      <text:p text:style-name="BodyNoIndent">The <text:span text:style-name="CD1">__file__</text:span> attribute of a module is intended to allow the module to locate supporting data located in the same directory as the module. When the module is located in a normal directory on the file system, then the normal utilities from the <text:span text:style-name="CD1">os.path</text:span> module can be used to calculate the path to the supporting files.</text:p>
      <text:p text:style-name="Body">With the introduction of the extensible mechanisms in PEP 302, however, it is becoming more and more common for a Python module to be located somewhere other than directly on the file system (for example, the module may have been packed into a zip file).</text:p>
      <text:p text:style-name="Body">In the cases where the module is not located in a normal directory, its module level __loader__ variable will be defined. In this case, rather than being able to determine the file name and open the identified file normally, the module must, after determining the file name, use the loader's <text:span text:style-name="CD1">get_data()</text:span> method (if available) to retrieve the binary content of the data resource.</text:p>
      <text:p text:style-name="Body">The following listing shows the retrieval of a logo image located in the same directory as the currently running module.</text:p>
      <text:p text:style-name="CDT1">data_dir = os.path.dirname(__file__)</text:p>
      <text:p text:style-name="CDT">data_file = os.path.join(data_dir, 'logo.gif')</text:p>
      <text:p text:style-name="CDT">if __loader__ in globals():</text:p>
      <text:p text:style-name="CDT"><text:s text:c="4"/># Use the loader to retrieve the logo data</text:p>
      <text:p text:style-name="CDT"><text:s text:c="4"/>data = __loader__.get_data()</text:p>
      <text:p text:style-name="CDT">else:</text:p>
      <text:p text:style-name="CDT"><text:s text:c="4"/># Retrieve the data from the file system</text:p>
      <text:p text:style-name="CDT"><text:s text:c="4"/>with open(data_file, 'rb') as f:</text:p>
      <text:p text:style-name="CDTX"><text:s text:c="8"/>data = f.read()</text:p>
      <text:h text:style-name="HC" text:outline-level="2">7.4 Developing Python Packages and Applications</text:h>
      <text:p text:style-name="BodyNoIndent">The structure of Python packages and applications is still an area of ongoing development. It is an area where the appropriate solution is as much a function of the target environment as it is the original development language. So, rather than trying to provide definitive answers to the questions related to packages and applications, this section attempts to highlight tools both inside and outside the standard library that are relevant to the development and distribution of Python packages and applications with a distribution target of CPython on one or more of three major general purpose computing platforms (Windows, *NIX and Mac OSX).</text:p>
      <text:h text:style-name="HD" text:outline-level="3">7.4.1 The Python Cheese Shop</text:h>
      <text:p text:style-name="BodyNoIndent">Just like the Monty Python original, the Python Cheese Shop is a place where you won't be able to buy any cheese. What you will find instead is PyPI (pie-pee-eye), the Python Package Index, a collection of open source packages for the development of Python applications, running the range from small utility packages like threadpool, to major application elements like the wxPython cross-platform GUI toolkit.</text:p>
      <text:p text:style-name="Body">The <text:span text:style-name="CD1">distutils</text:span> packaging tools in the Python standard library are designed to integrate with PyPI, automatically uploading package information, and even packages themselves to the package index.</text:p>
      <text:p text:style-name="Body">The <text:span text:style-name="CD1">EasyInstall</text:span> component of the <text:span text:style-name="CD1">setuptools</text:span> package (available through PyPI) goes a step further, and uses the Cheese Shop as a package repository for locating and installing external dependencies of Python packages.</text:p>
      <text:h text:style-name="HD" text:outline-level="3"><text:soft-page-break/>7.4.2 Package Bundling Tools</text:h>
      <text:p text:style-name="BodyNoIndent">The basic package bundling tool is the standard library's <text:span text:style-name="CD1">distutils</text:span> package. This package provides support for building binary distributions as a compressed archive, and also as RPM packages and Windows Installer executables. Starting with CPython 2.5, it also supports building Windows MSI packages.</text:p>
      <text:p text:style-name="Body">The standard Python documentation includes two documents relating to <text:span text:style-name="CD1">distutils</text:span>. One of them, <text:span text:style-name="E2">Distributing Python Modules</text:span>, covers the use of <text:span text:style-name="CD1">distutils</text:span> to generate binary and source distributions of a Python package. The other, <text:span text:style-name="E2">Installing Python Modules</text:span>, looks at the problem from the point of view of installing and using Python modules packaged with <text:span text:style-name="CD1">distutils</text:span> as part of a Python installation.</text:p>
      <text:p text:style-name="Body">Currently under active development, the <text:span text:style-name="CD1">setuptools</text:span> package mentioned above aims to make the processes of distributing and installing Python packages even simpler. It is being expected that many of that packages features will be incorporated into the Python standard library in some fashion for Python 2.6.</text:p>
      <text:h text:style-name="HD" text:outline-level="3">7.4.3 Application Bundling Tools</text:h>
      <text:p text:style-name="BodyNoIndent">Rather than requiring that a Python interpreter be installed in order to execute an application, a distributor may prefer to embed the Python interpreter into a native executable. CPython allows this embedding to be done manually, as is typically the case for an application that merely uses Python for scripting support, rather than as the primary implementation language for the application.</text:p>
      <text:p text:style-name="Body">For applications written primarily in Python, however, the standard library module <text:span text:style-name="CD1">modulefinder</text:span> is designed to allow a program to determine the support modules needed by a main module and locate the corresponding files.</text:p>
      <text:p text:style-name="Body">Two such programs available through the Cheese Shop are <text:span text:style-name="CD1">py2exe</text:span> (for Windows) and py2app for Mac OS X. Both applications start with a Python main module, analyze its dependencies, and produce a native executable for their respective platform (although, like many applications, that native application may still require some support files).</text:p>
      <text:h text:style-name="HD" text:outline-level="3">7.4.4 Security of Python Code</text:h>
      <text:p text:style-name="BodyNoIndent">At this point in time, Python does not define its own internal sandbox mechanism for executing untrusted code. Instead, it is necessary to rely on the security mechanisms provided by the underlying platform. Jython and IronPython, for example, are able to take advantage of the Java and .NET security models. CPython currently relies solely on the security features of the operating system itself. However, work is ongoing to try and correct that deficiency and provide a security model that allows an embedding application (such as a game or web browser) to embed an untrusted interpreter and restrict what the untrusted Python code is permitted to do.</text:p>
      <text:p text:style-name="Body">An important note related to the import system and security is that the search path used by Python to locate modules is as critical to the security of system running trusted Python scripts as the search path used by the operating system to locate executable applications. System administrators need to ensure that directories that can be written by normal users are not included in the search path when running scripts with elevated privile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1" svg:font-family="'Courier New'" style:font-adornments="Regular" style:font-family-generic="modern" style:font-pitch="fixed"/>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A" style:next-style-name="HB" style:class="text">
      <style:paragraph-properties fo:margin-left="0in" fo:margin-right="1.5in" fo:text-indent="0in" style:auto-text-indent="false"/>
      <style:text-properties style:font-name="Times New Roman"/>
    </style:style>
    <style:style style:name="Heading_20_2" style:display-name="Heading 2"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3" style:display-name="Heading 3"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4" style:display-name="Heading 4" style:family="paragraph" style:parent-style-name="Standard" style:next-style-name="Standard" style:class="text">
      <style:paragraph-properties fo:margin-left="0in" fo:margin-right="0in" fo:text-indent="0in" style:auto-text-indent="false"/>
      <style:text-properties style:font-name="Times New Roman"/>
    </style:style>
    <style:style style:name="Heading_20_5" style:display-name="Heading 5" style:family="paragraph" style:parent-style-name="Standard" style:next-style-name="Standard" style:class="text" style:default-outline-level="5">
      <style:paragraph-properties fo:margin-left="0in" fo:margin-right="0in" fo:text-indent="0in" style:auto-text-indent="false"/>
      <style:text-properties style:font-name="Times New Roman"/>
    </style:style>
    <style:style style:name="Heading_20_6" style:display-name="Heading 6" style:family="paragraph" style:parent-style-name="Standard" style:next-style-name="Standard" style:class="text" style:default-outline-level="6">
      <style:paragraph-properties fo:margin-left="0in" fo:margin-right="0in" fo:text-indent="0in" style:auto-text-indent="false"/>
      <style:text-properties style:font-name="Times New Roman"/>
    </style:style>
    <style:style style:name="Heading_20_7" style:display-name="Heading 7" style:family="paragraph" style:parent-style-name="Standard" style:next-style-name="Standard" style:class="text" style:default-outline-level="7">
      <style:paragraph-properties fo:margin-left="0in" fo:margin-right="0in" fo:text-indent="0in" style:auto-text-indent="false"/>
      <style:text-properties style:font-name="Times New Roman"/>
    </style:style>
    <style:style style:name="Heading_20_8" style:display-name="Heading 8" style:family="paragraph" style:parent-style-name="Standard" style:next-style-name="Standard" style:class="text" style:default-outline-level="8">
      <style:paragraph-properties fo:margin-left="0in" fo:margin-right="0in" fo:text-indent="0in" style:auto-text-indent="false"/>
      <style:text-properties style:font-name="Times New Roman"/>
    </style:style>
    <style:style style:name="Heading_20_9" style:display-name="Heading 9" style:family="paragraph" style:parent-style-name="Standard" style:next-style-name="Standard" style:class="text" style:default-outline-level="9">
      <style:paragraph-properties fo:margin-left="0in" fo:margin-right="0in" fo:text-indent="0in" style:auto-text-indent="false"/>
      <style:text-properties style:font-name="Times New Roman"/>
    </style:style>
    <style:style style:name="Heading_20_10" style:display-name="Heading 10" style:family="paragraph" style:parent-style-name="Heading" style:next-style-name="Text_20_body" style:class="text">
      <style:paragraph-properties fo:margin-left="2.75in" fo:margin-right="0in" fo:text-indent="0in"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A" style:family="paragraph" style:parent-style-name="Standard" style:next-style-name="Body" style:default-outline-level="1">
      <style:paragraph-properties fo:margin-left="0in" fo:margin-right="1.5in" style:line-height-at-least="0.2917in" fo:text-indent="0in" style:auto-text-indent="false" fo:keep-with-next="always">
        <style:tab-stops>
          <style:tab-stop style:position="1.6193in"/>
        </style:tab-stops>
      </style:paragraph-properties>
      <style:text-properties fo:color="#000000" fo:font-size="36pt" fo:font-style="italic" style:font-size-asian="36pt" style:font-style-asian="italic"/>
    </style:style>
    <style:style style:name="Code" style:family="paragraph" style:parent-style-name="Standard">
      <style:paragraph-properties fo:margin-top="0in" fo:margin-bottom="0.1181in"/>
    </style:style>
    <style:style style:name="Keyword" style:family="paragraph" style:parent-style-name="Code"/>
    <style:style style:name="Balloon_20_Text" style:display-name="Balloon Text" style:family="paragraph" style:parent-style-name="Standard">
      <style:text-properties style:font-name="Tahoma" fo:font-size="8pt" style:font-size-asian="8pt" style:font-name-complex="Tahoma" style:font-size-complex="8pt"/>
    </style:style>
    <style:style style:name="Body" style:family="paragraph" style:parent-style-name="Standard">
      <style:paragraph-properties fo:margin-left="0in" fo:margin-right="0in" fo:margin-top="0in" fo:margin-bottom="0.0417in" style:line-height-at-least="0.1528in" fo:text-indent="0.25in" style:auto-text-indent="false"/>
      <style:text-properties fo:color="#000000" style:font-name="Times New Roman" fo:font-size="11pt" style:font-size-asian="11pt"/>
    </style:style>
    <style:style style:name="HB" style:family="paragraph" style:parent-style-name="Standard" style:next-style-name="Body">
      <style:paragraph-properties fo:margin-left="0in" fo:margin-right="0.5in" fo:margin-top="0in" fo:margin-bottom="0.4862in" style:line-height-at-least="0.2638in" fo:text-indent="0in" style:auto-text-indent="false" fo:keep-with-next="always">
        <style:tab-stops>
          <style:tab-stop style:position="1.6193in"/>
        </style:tab-stops>
      </style:paragraph-properties>
      <style:text-properties fo:color="#000000" fo:font-size="28pt" fo:font-style="italic" style:font-size-asian="28pt" style:font-style-asian="italic"/>
    </style:style>
    <style:style style:name="AA" style:family="paragraph" style:parent-style-name="Standard">
      <style:paragraph-properties fo:margin-top="0in" fo:margin-bottom="0.1665in"/>
      <style:text-properties fo:color="#000000" fo:font-size="11pt" style:font-size-asian="11pt"/>
    </style:style>
    <style:style style:name="AU" style:family="paragraph" style:parent-style-name="Standard">
      <style:paragraph-properties fo:margin-top="0in" fo:margin-bottom="0.1665in"/>
      <style:text-properties fo:color="#000000" fo:font-size="13pt" fo:font-weight="bold" style:font-size-asian="13pt" style:font-weight-asian="bold"/>
    </style:style>
    <style:style style:name="BL" style:family="paragraph" style:parent-style-name="Standard">
      <style:paragraph-properties fo:margin-left="0.5in" fo:margin-right="0.5in" fo:margin-top="0in" fo:margin-bottom="0.0417in" style:line-height-at-least="0.1528in" fo:orphans="0" fo:widows="0" fo:text-indent="-0.5in" style:auto-text-indent="false">
        <style:tab-stops>
          <style:tab-stop style:position="0in"/>
        </style:tab-stops>
      </style:paragraph-properties>
      <style:text-properties fo:color="#000000" style:font-name="Times New Roman" fo:font-size="11pt" style:font-size-asian="11pt"/>
    </style:style>
    <style:style style:name="BB" style:family="paragraph" style:parent-style-name="BL">
      <style:paragraph-properties fo:margin-left="0.5in" fo:margin-right="0.5in" fo:text-indent="0in" style:auto-text-indent="false"/>
    </style:style>
    <style:style style:name="BH" style:family="paragraph" style:parent-style-name="Standard">
      <style:paragraph-properties fo:margin-top="0.0835in" fo:margin-bottom="0in" style:line-height-at-least="0.2083in" fo:keep-with-next="always"/>
      <style:text-properties fo:color="#000000" fo:font-size="11pt" fo:font-weight="bold" style:font-size-asian="11pt" style:font-weight-asian="bold"/>
    </style:style>
    <style:style style:name="BI" style:family="paragraph" style:parent-style-name="Standard">
      <style:paragraph-properties fo:margin-top="0.0417in" fo:margin-bottom="0in"/>
      <style:text-properties fo:color="#000000" style:font-name="Times New Roman" fo:font-size="11pt" style:font-size-asian="11pt"/>
    </style:style>
    <style:style style:name="BIO" style:family="paragraph" style:parent-style-name="Standard">
      <style:paragraph-properties fo:margin-top="0in" fo:margin-bottom="0.0835in"/>
      <style:text-properties fo:color="#000000" fo:font-size="11pt" style:font-size-asian="11pt"/>
    </style:style>
    <style:style style:name="BL1" style:family="paragraph" style:parent-style-name="BL" style:next-style-name="BL">
      <style:paragraph-properties fo:margin-top="0.0835in" fo:margin-bottom="0.0417in"/>
    </style:style>
    <style:style style:name="BT" style:family="paragraph" style:parent-style-name="Standard">
      <style:paragraph-properties fo:margin-top="0in" fo:margin-bottom="0.3335in"/>
      <style:text-properties fo:color="#000000" style:font-name="Times New Roman" fo:font-size="30pt" fo:font-style="italic" style:font-size-asian="30pt" style:font-style-asian="italic"/>
    </style:style>
    <style:style style:name="BX" style:family="paragraph" style:parent-style-name="BL" style:next-style-name="Body">
      <style:paragraph-properties fo:margin-top="0in" fo:margin-bottom="0.0835in"/>
    </style:style>
    <style:style style:name="Callout" style:family="paragraph" style:parent-style-name="Standard">
      <style:paragraph-properties fo:margin-top="0.0555in" fo:margin-bottom="0in"/>
      <style:text-properties fo:color="#000000" fo:font-weight="bold" style:font-weight-asian="bold"/>
    </style:style>
    <style:style style:name="Cdate" style:family="paragraph" style:parent-style-name="Standard">
      <style:paragraph-properties fo:margin-top="0in" fo:margin-bottom="0.0417in"/>
      <style:text-properties fo:color="#000000" style:font-name="Times New Roman"/>
    </style:style>
    <style:style style:name="CDT" style:family="paragraph" style:parent-style-name="Standard">
      <style:paragraph-properties style:line-height-at-least="0.139in"/>
      <style:text-properties fo:color="#000000" style:font-name="Courier New"/>
    </style:style>
    <style:style style:name="CDT1" style:family="paragraph" style:parent-style-name="CDT" style:next-style-name="CDT">
      <style:paragraph-properties fo:margin-top="0.1665in" fo:margin-bottom="0in" fo:padding-left="0in" fo:padding-right="0in" fo:padding-top="0.0138in" fo:padding-bottom="0in" fo:border-left="none" fo:border-right="none" fo:border-top="0.0071in solid #000000" fo:border-bottom="none"/>
    </style:style>
    <style:style style:name="CDTX" style:family="paragraph" style:parent-style-name="CDT" style:next-style-name="Body">
      <style:paragraph-properties fo:margin-top="0in" fo:margin-bottom="0.1665in" fo:padding-left="0in" fo:padding-right="0in" fo:padding-top="0in" fo:padding-bottom="0.0138in" fo:border-left="none" fo:border-right="none" fo:border-top="none" fo:border-bottom="0.0071in solid #000000"/>
    </style:style>
    <style:style style:name="CL" style:family="paragraph" style:parent-style-name="Standard">
      <style:paragraph-properties fo:margin-left="0.5in" fo:margin-right="0.5in" fo:margin-top="0.0555in" fo:margin-bottom="0in" style:line-height-at-least="0.1807in" fo:text-indent="-0.5in" style:auto-text-indent="false">
        <style:tab-stops>
          <style:tab-stop style:position="0in"/>
        </style:tab-stops>
      </style:paragraph-properties>
      <style:text-properties fo:color="#000000" style:font-name="Times New Roman" fo:font-size="11pt" style:font-size-asian="11pt"/>
    </style:style>
    <style:style style:name="CQ" style:family="paragraph" style:parent-style-name="Standard" style:next-style-name="EX">
      <style:paragraph-properties fo:margin-left="0.25in" fo:margin-right="0.25in" fo:margin-top="0.0972in" fo:margin-bottom="0.0972in" fo:text-indent="0in" style:auto-text-indent="false"/>
      <style:text-properties fo:color="#000000" style:font-name="Times New Roman" fo:font-size="9pt" fo:font-style="italic" style:font-size-asian="9pt" style:font-style-asian="italic"/>
    </style:style>
    <style:style style:name="EX" style:family="paragraph" style:parent-style-name="Standard">
      <style:paragraph-properties fo:margin-left="0.25in" fo:margin-right="0.25in" fo:margin-top="0.0972in" fo:margin-bottom="0.0972in" fo:text-indent="0in" style:auto-text-indent="false"/>
      <style:text-properties fo:color="#000000" style:font-name="Times New Roman"/>
    </style:style>
    <style:style style:name="CR" style:family="paragraph" style:parent-style-name="Standard">
      <style:paragraph-properties fo:margin-top="0in" fo:margin-bottom="0.0417in" style:line-height-at-least="0.1807in"/>
      <style:text-properties fo:color="#000000" style:font-name="Times New Roman"/>
    </style:style>
    <style:style style:name="DED" style:family="paragraph" style:parent-style-name="Standard">
      <style:paragraph-properties style:line-height-at-least="0.2917in" fo:text-align="center" style:justify-single-word="false"/>
      <style:text-properties fo:color="#000000" style:font-name="Times New Roman" fo:font-size="12pt" fo:font-style="italic" style:font-size-asian="12pt" style:font-style-asian="italic"/>
    </style:style>
    <style:style style:name="EH" style:family="paragraph" style:parent-style-name="Standard" style:next-style-name="ET">
      <style:paragraph-properties fo:margin-left="0in" fo:margin-right="0.6598in" fo:margin-top="0.111in" fo:margin-bottom="0.111in" fo:text-indent="0in" style:auto-text-indent="false" fo:keep-with-next="always"/>
      <style:text-properties fo:color="#000000" fo:font-size="12pt" fo:font-style="italic" fo:font-weight="bold" style:font-size-asian="12pt" style:font-style-asian="italic" style:font-weight-asian="bold"/>
    </style:style>
    <style:style style:name="E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L" style:family="paragraph" style:parent-style-name="Standard">
      <style:paragraph-properties fo:margin-top="0.1665in" fo:margin-bottom="0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LX" style:family="paragraph" style:parent-style-name="Standard" style:next-style-name="Body">
      <style:paragraph-properties fo:margin-top="0in" fo:margin-bottom="0.1665in">
        <style:tab-stops>
          <style:tab-stop style:position="0.1193in"/>
          <style:tab-stop style:position="0.3693in"/>
          <style:tab-stop style:position="0.6193in"/>
          <style:tab-stop style:position="0.8693in"/>
          <style:tab-stop style:position="1.1193in"/>
          <style:tab-stop style:position="1.3693in"/>
          <style:tab-stop style:position="1.6193in"/>
        </style:tab-stops>
      </style:paragraph-properties>
      <style:text-properties fo:color="#000000" style:font-name="Courier New"/>
    </style:style>
    <style:style style:name="EMH" style:family="paragraph" style:parent-style-name="Standard" style:next-style-name="EMT">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EMT"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Equation" style:family="paragraph" style:parent-style-name="Standard">
      <style:paragraph-properties fo:margin-left="0.1201in" fo:margin-right="0.1201in" fo:margin-top="0.139in" fo:margin-bottom="0.0835in" fo:text-align="center" style:justify-single-word="false" fo:text-indent="0in" style:auto-text-indent="false"/>
      <style:text-properties fo:color="#000000" style:font-name="Times New Roman"/>
    </style:style>
    <style:style style:name="FC" style:family="paragraph" style:parent-style-name="Standard" style:next-style-name="Body">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CP" style:family="paragraph" style:parent-style-name="Standard">
      <style:paragraph-properties fo:margin-left="0.5in" fo:margin-right="1in" fo:text-indent="0in" style:auto-text-indent="false">
        <style:tab-stops>
          <style:tab-stop style:position="0.75in"/>
        </style:tab-stops>
      </style:paragraph-properties>
      <style:text-properties fo:color="#000000" style:font-name="Courier New"/>
    </style:style>
    <style:style style:name="NCPX" style:family="paragraph" style:parent-style-name="NCP" style:next-style-name="NO">
      <style:paragraph-properties fo:margin-top="0in" fo:margin-bottom="0.0417in"/>
    </style:style>
    <style:style style:name="NO" style:family="paragraph" style:parent-style-name="Standard">
      <style:paragraph-properties fo:margin-left="0.5in" fo:margin-right="1in" fo:margin-top="0in" fo:margin-bottom="0.0417in" fo:text-indent="0in" style:auto-text-indent="false">
        <style:tab-stops>
          <style:tab-stop style:position="0.0799in"/>
          <style:tab-stop style:position="0.3in"/>
        </style:tab-stops>
      </style:paragraph-properties>
      <style:text-properties fo:color="#000000"/>
    </style:style>
    <style:style style:name="FGFN" style:family="paragraph" style:parent-style-name="Standard">
      <style:paragraph-properties fo:margin-left="0.25in" fo:margin-right="0.25in" fo:margin-top="0in" fo:margin-bottom="0.0835in" fo:text-align="justify" style:justify-single-word="false" fo:text-indent="0in" style:auto-text-indent="false"/>
      <style:text-properties fo:color="#000000" style:font-name="Times" fo:font-size="9pt" style:font-size-asian="9pt"/>
    </style:style>
    <style:style style:name="FN" style:family="paragraph" style:parent-style-name="Standard" style:next-style-name="FC">
      <style:paragraph-properties fo:margin-top="0.0693in" fo:margin-bottom="0in" fo:keep-with-next="always"/>
      <style:text-properties fo:color="#000000" style:font-name="Times New Roman" fo:font-size="11pt" fo:font-weight="bold" style:font-size-asian="11pt" style:font-weight-asian="bold"/>
    </style:style>
    <style:style style:name="FTN" style:family="paragraph" style:parent-style-name="Standard">
      <style:paragraph-properties fo:margin-left="0.1598in" fo:margin-right="0in" fo:margin-top="0.0417in" fo:margin-bottom="0.0417in" style:line-height-at-least="0.1807in" fo:text-indent="-0.1598in" style:auto-text-indent="false">
        <style:tab-stops>
          <style:tab-stop style:position="0in"/>
        </style:tab-stops>
      </style:paragraph-properties>
      <style:text-properties fo:color="#000000" style:font-name="Times New Roman" fo:font-size="9pt" style:font-size-asian="9pt"/>
    </style:style>
    <style:style style:name="GlossDef" style:family="paragraph" style:parent-style-name="Standard">
      <style:paragraph-properties fo:margin-top="0in" fo:margin-bottom="0.0417in"/>
      <style:text-properties fo:color="#000000" style:font-name="Times New Roman" fo:font-size="11pt" style:font-size-asian="11pt"/>
    </style:style>
    <style:style style:name="GlossFT" style:family="paragraph" style:parent-style-name="Standard">
      <style:paragraph-properties fo:margin-top="0in" fo:margin-bottom="0.0417in"/>
      <style:text-properties fo:color="#000000" style:font-name="Times New Roman" fo:font-size="11pt" style:font-size-asian="11pt"/>
    </style:style>
    <style:style style:name="GlossHead" style:family="paragraph" style:parent-style-name="Standard">
      <style:paragraph-properties fo:margin-left="0in" fo:margin-right="0.6598in" fo:margin-top="0.222in" fo:margin-bottom="0in" fo:text-indent="0in" style:auto-text-indent="false" fo:keep-with-next="always"/>
      <style:text-properties fo:color="#000000" fo:font-size="14pt" fo:font-style="italic" fo:font-weight="bold" style:font-size-asian="14pt" style:font-style-asian="italic" style:font-weight-asian="bold"/>
    </style:style>
    <style:style style:name="GlossTerm" style:family="paragraph" style:parent-style-name="Standard">
      <style:paragraph-properties fo:margin-top="0.0417in" fo:margin-bottom="0in"/>
      <style:text-properties fo:color="#000000" style:font-name="Times New Roman" fo:font-size="11pt" fo:font-weight="bold" style:font-size-asian="11pt" style:font-weight-asian="bold"/>
    </style:style>
    <style:style style:name="GlossTitle" style:family="paragraph" style:parent-style-name="Standard" style:next-style-name="Body">
      <style:paragraph-properties fo:margin-left="0in" fo:margin-right="0.6598in" fo:margin-top="0in" fo:margin-bottom="0.1807in" style:line-height-at-least="0.3752in" fo:text-indent="0in" style:auto-text-indent="false" fo:keep-with-next="always"/>
      <style:text-properties fo:color="#000000" style:font-name="Times New Roman" fo:font-size="24pt" fo:font-style="italic" fo:font-weight="bold" style:font-size-asian="24pt" style:font-style-asian="italic" style:font-weight-asian="bold"/>
    </style:style>
    <style:style style:name="GroupTitlesIX" style:family="paragraph" style:parent-style-name="Standard">
      <style:paragraph-properties fo:margin-top="0.139in" fo:margin-bottom="0in" fo:keep-with-next="always"/>
      <style:text-properties fo:color="#000000" fo:font-size="9pt" fo:font-weight="bold" style:font-size-asian="9pt" style:font-weight-asian="bold"/>
    </style:style>
    <style:style style:name="HC" style:family="paragraph" style:parent-style-name="Standard" style:next-style-name="BodyNoIndent" style:default-outline-level="2">
      <style:paragraph-properties fo:margin-left="0in" fo:margin-right="0.6598in" fo:margin-top="0.472in" fo:margin-bottom="0.111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style:font-size-asian="14pt" style:font-style-asian="italic"/>
    </style:style>
    <style:style style:name="HD" style:family="paragraph" style:parent-style-name="BodyNoIndent" style:next-style-name="Body" style:default-outline-level="3">
      <style:paragraph-properties fo:margin-left="0in" fo:margin-right="0in" fo:margin-top="0.25in" fo:margin-bottom="0.0555in" style:line-height-at-least="0.2083in" fo:text-indent="0in" style:auto-text-indent="false" fo:keep-with-next="always"/>
      <style:text-properties fo:color="#000000" fo:font-size="11pt" fo:font-weight="bold" style:font-size-asian="11pt" style:font-weight-asian="bold"/>
    </style:style>
    <style:style style:name="HE" style:family="paragraph" style:parent-style-name="Standard" style:next-style-name="Body" style:default-outline-level="4">
      <style:paragraph-properties fo:margin-left="0in" fo:margin-right="0in" fo:margin-top="0.0835in" fo:margin-bottom="0in" style:line-height-at-least="0.2083in" fo:text-indent="0in" style:auto-text-indent="false" fo:keep-with-next="always"/>
      <style:text-properties fo:color="#000000" fo:font-size="11pt" fo:font-style="italic" style:font-size-asian="11pt" style:font-style-asian="italic"/>
    </style:style>
    <style:style style:name="HF" style:family="paragraph" style:parent-style-name="Standard">
      <style:paragraph-properties fo:margin-top="0.0555in" fo:margin-bottom="0in" fo:keep-with-next="always"/>
      <style:text-properties fo:color="#000000" fo:font-size="9pt" fo:font-weight="bold" style:font-size-asian="9pt" style:font-weight-asian="bold"/>
    </style:style>
    <style:style style:name="HG" style:family="paragraph" style:parent-style-name="Standard">
      <style:paragraph-properties fo:margin-top="0.0835in" fo:margin-bottom="0in" style:line-height-at-least="0.2083in" fo:keep-with-next="always"/>
      <style:text-properties fo:color="#000000" fo:font-size="9pt" style:font-size-asian="9pt"/>
    </style:style>
    <style:style style:name="IndexIX" style:family="paragraph" style:parent-style-name="Standard">
      <style:text-properties fo:color="#000000" style:font-name="Times" fo:font-size="9pt" style:font-size-asian="9pt"/>
    </style:style>
    <style:style style:name="NumCDT" style:family="paragraph" style:parent-style-name="CDT">
      <style:paragraph-properties fo:margin-left="0.25in" fo:margin-right="0in" fo:text-indent="-0.25in" style:auto-text-indent="false">
        <style:tab-stops>
          <style:tab-stop style:position="0in"/>
        </style:tab-stops>
      </style:paragraph-properties>
    </style:style>
    <style:style style:name="NCP1" style:family="paragraph" style:parent-style-name="NCP" style:next-style-name="NCP">
      <style:paragraph-properties fo:margin-top="0.0417in" fo:margin-bottom="0in"/>
    </style:style>
    <style:style style:name="NumCDT1" style:family="paragraph" style:parent-style-name="CDT1">
      <style:paragraph-properties fo:margin-left="0.25in" fo:margin-right="0in" fo:margin-top="0.0835in" fo:margin-bottom="0in" fo:text-indent="-0.25in" style:auto-text-indent="false">
        <style:tab-stops>
          <style:tab-stop style:position="0in"/>
        </style:tab-stops>
      </style:paragraph-properties>
    </style:style>
    <style:style style:name="NumCDTX" style:family="paragraph" style:parent-style-name="CDTX">
      <style:paragraph-properties fo:margin-left="0.25in" fo:margin-right="0in" fo:margin-top="0in" fo:margin-bottom="0.0835in" fo:text-indent="-0.25in" style:auto-text-indent="false">
        <style:tab-stops>
          <style:tab-stop style:position="0in"/>
        </style:tab-stops>
      </style:paragraph-properties>
    </style:style>
    <style:style style:name="INH" style:family="paragraph" style:parent-style-name="Standard">
      <style:paragraph-properties fo:margin-left="0.5in" fo:margin-right="0in" style:line-height-at-least="0.1807in" fo:text-indent="-0.5in" style:auto-text-indent="false"/>
      <style:text-properties fo:color="#000000" fo:font-weight="bold" style:font-weight-asian="bold"/>
    </style:style>
    <style:style style:name="LC2" style:family="paragraph" style:parent-style-name="Standard">
      <style:paragraph-properties style:line-height-at-least="0.139in"/>
      <style:text-properties fo:color="#000000" style:font-name="Courier New"/>
    </style:style>
    <style:style style:name="LC" style:family="paragraph" style:parent-style-name="LC2" style:next-style-name="LC2">
      <style:paragraph-properties fo:margin-top="0.0835in" fo:margin-bottom="0in" fo:padding-left="0in" fo:padding-right="0in" fo:padding-top="0.0138in" fo:padding-bottom="0in" fo:border-left="none" fo:border-right="none" fo:border-top="0.0071in solid #000000" fo:border-bottom="none"/>
    </style:style>
    <style:style style:name="Level_20_1" style:display-name="Level 1" style:family="paragraph" style:parent-style-name="Standard">
      <style:paragraph-properties fo:margin-left="0.5in" fo:margin-right="0in" style:line-height-at-least="0.1807in" fo:text-indent="-0.5in" style:auto-text-indent="false"/>
      <style:text-properties fo:color="#000000" style:font-name="Times New Roman"/>
    </style:style>
    <style:style style:name="Level_20_2" style:display-name="Level 2" style:family="paragraph" style:parent-style-name="Standard">
      <style:paragraph-properties fo:margin-left="0.3693in" fo:margin-right="0in" style:line-height-at-least="0.1807in" fo:text-indent="-0.25in" style:auto-text-indent="false"/>
      <style:text-properties fo:color="#000000" style:font-name="Times"/>
    </style:style>
    <style:style style:name="Level_20_3" style:display-name="Level 3" style:family="paragraph" style:parent-style-name="Standard">
      <style:paragraph-properties fo:margin-left="0.55in" fo:margin-right="0in" style:line-height-at-least="0.1807in" fo:text-indent="-0.3in" style:auto-text-indent="false"/>
      <style:text-properties fo:color="#000000" style:font-name="Times"/>
    </style:style>
    <style:style style:name="LH" style:family="paragraph" style:parent-style-name="Standard" style:next-style-name="Body">
      <style:paragraph-properties fo:margin-top="0.1665in" fo:margin-bottom="0in" fo:keep-with-next="always"/>
      <style:text-properties fo:color="#000000" style:font-name="Times New Roman" fo:font-size="12pt" fo:font-style="italic" fo:font-weight="bold" style:font-size-asian="12pt" style:font-style-asian="italic" style:font-weight-asian="bold"/>
    </style:style>
    <style:style style:name="BodyNoIndent" style:family="paragraph" style:parent-style-name="Body">
      <style:paragraph-properties fo:margin-left="0in" fo:margin-right="0in" fo:margin-top="0.0835in" fo:margin-bottom="0.0417in" fo:text-indent="0in" style:auto-text-indent="false"/>
    </style:style>
    <style:style style:name="ISBN" style:family="paragraph" style:parent-style-name="BodyNoIndent">
      <style:paragraph-properties fo:margin-top="0.0835in" fo:margin-bottom="0.0835in"/>
    </style:style>
    <style:style style:name="LOC" style:family="paragraph" style:parent-style-name="ISBN"/>
    <style:style style:name="LSH" style:family="paragraph" style:parent-style-name="Standard" style:next-style-name="Body">
      <style:paragraph-properties fo:margin-top="0.0693in" fo:margin-bottom="0in" fo:keep-with-next="always"/>
      <style:text-properties fo:color="#000000" style:font-name="Times New Roman" fo:font-size="11pt" fo:font-weight="bold" style:font-size-asian="11pt" style:font-weight-asian="bold"/>
    </style:style>
    <style:style style:name="L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MH" style:family="paragraph" style:parent-style-name="Standard" style:next-style-name="MN">
      <style:paragraph-properties fo:margin-left="1in" fo:margin-right="1in" fo:margin-top="0.0693in" fo:margin-bottom="0in" fo:text-indent="0in" style:auto-text-indent="false" fo:keep-with-next="always"/>
      <style:text-properties fo:color="#000000" fo:font-size="11pt" fo:font-weight="bold" style:font-size-asian="11pt" style:font-weight-asian="bold"/>
    </style:style>
    <style:style style:name="MN" style:family="paragraph" style:parent-style-name="Standard">
      <style:paragraph-properties fo:margin-left="1in" fo:margin-right="1in" fo:margin-top="0in" fo:margin-bottom="0.0693in" fo:text-indent="0in" style:auto-text-indent="false">
        <style:tab-stops>
          <style:tab-stop style:position="-0.4201in"/>
          <style:tab-stop style:position="-0.2in"/>
        </style:tab-stops>
      </style:paragraph-properties>
      <style:text-properties fo:color="#000000"/>
    </style:style>
    <style:style style:name="NL" style:family="paragraph" style:parent-style-name="Standard">
      <style:paragraph-properties fo:margin-left="0.5in" fo:margin-right="0.5in" fo:margin-top="0in" fo:margin-bottom="0.0417in" style:line-height-at-least="0.1528in" fo:text-indent="-0.5in" style:auto-text-indent="false">
        <style:tab-stops>
          <style:tab-stop style:position="0in"/>
        </style:tab-stops>
      </style:paragraph-properties>
      <style:text-properties fo:color="#000000" style:font-name="Times New Roman" fo:font-size="11pt" style:font-size-asian="11pt"/>
    </style:style>
    <style:style style:name="NL1" style:family="paragraph" style:parent-style-name="NL" style:next-style-name="NL">
      <style:paragraph-properties fo:margin-top="0.0835in" fo:margin-bottom="0.0417in"/>
    </style:style>
    <style:style style:name="NLB" style:family="paragraph" style:parent-style-name="NL">
      <style:paragraph-properties fo:margin-left="0.5in" fo:margin-right="0.5in" fo:text-indent="0in" style:auto-text-indent="false"/>
    </style:style>
    <style:style style:name="NLC" style:family="paragraph" style:parent-style-name="Standard">
      <style:paragraph-properties fo:margin-left="0.5in" fo:margin-right="0.5in" style:line-height-at-least="0.139in" fo:text-indent="0in" style:auto-text-indent="false"/>
      <style:text-properties fo:color="#000000" style:font-name="Courier New"/>
    </style:style>
    <style:style style:name="NLCX" style:family="paragraph" style:parent-style-name="NLC" style:next-style-name="NLB">
      <style:paragraph-properties fo:margin-top="0in" fo:margin-bottom="0.0835in"/>
    </style:style>
    <style:style style:name="NLX" style:family="paragraph" style:parent-style-name="NL" style:next-style-name="Body">
      <style:paragraph-properties fo:margin-top="0in" fo:margin-bottom="0.0835in"/>
    </style:style>
    <style:style style:name="NOX" style:family="paragraph" style:parent-style-name="NO" style:next-style-name="Body">
      <style:paragraph-properties fo:margin-top="0in" fo:margin-bottom="0.1665in"/>
    </style:style>
    <style:style style:name="PD" style:family="paragraph" style:parent-style-name="Standard">
      <style:paragraph-properties fo:margin-top="0.0417in" fo:margin-bottom="0.0417in"/>
      <style:text-properties fo:color="#0000ff" fo:font-size="11pt" style:font-size-asian="11pt"/>
    </style:style>
    <style:style style:name="PN" style:family="paragraph" style:parent-style-name="Standard" style:next-style-name="PT">
      <style:paragraph-properties fo:margin-top="0.5972in" fo:margin-bottom="0.2638in" style:line-height-at-least="0.2638in" fo:keep-with-next="always">
        <style:tab-stops>
          <style:tab-stop style:position="0.7299in"/>
          <style:tab-stop style:position="1.8693in"/>
        </style:tab-stops>
      </style:paragraph-properties>
      <style:text-properties fo:font-variant="small-caps" fo:color="#000000" fo:font-size="36pt" fo:font-style="italic" style:font-size-asian="36pt" style:font-style-asian="italic"/>
    </style:style>
    <style:style style:name="PT" style:family="paragraph" style:parent-style-name="Standard">
      <style:paragraph-properties fo:margin-left="1.6193in" fo:margin-right="1.5in" fo:margin-top="0in" fo:margin-bottom="1.25in" style:line-height-at-least="0.2917in" fo:text-indent="-1.6193in" style:auto-text-indent="false" fo:keep-with-next="always">
        <style:tab-stops>
          <style:tab-stop style:position="0in"/>
        </style:tab-stops>
      </style:paragraph-properties>
      <style:text-properties fo:color="#000000" fo:font-size="36pt" style:font-size-asian="36pt"/>
    </style:style>
    <style:style style:name="Preface" style:family="paragraph" style:parent-style-name="Standard">
      <style:paragraph-properties fo:margin-top="0in" fo:margin-bottom="0.0835in" style:line-height-at-least="0.1665in"/>
      <style:text-properties fo:color="#000000" style:font-name="Times New Roman"/>
    </style:style>
    <style:style style:name="PTFT" style:family="paragraph" style:parent-style-name="Standard" style:next-style-name="Body">
      <style:paragraph-properties fo:margin-top="0in" fo:margin-bottom="0.0835in"/>
      <style:text-properties fo:color="#000000" style:font-name="Times New Roman" fo:font-size="11pt" style:font-size-asian="11pt"/>
    </style:style>
    <style:style style:name="Quotation" style:family="paragraph" style:parent-style-name="Standard" style:next-style-name="EX">
      <style:paragraph-properties fo:margin-left="0.25in" fo:margin-right="0.25in" fo:margin-top="0.0972in" fo:margin-bottom="0.0972in" fo:text-indent="0in" style:auto-text-indent="false"/>
      <style:text-properties fo:color="#000000" style:font-name="Times New Roman"/>
    </style:style>
    <style:style style:name="RHR" style:family="paragraph" style:parent-style-name="Standard">
      <style:paragraph-properties fo:text-align="end" style:justify-single-word="false">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RHV" style:family="paragraph" style:parent-style-name="Standard">
      <style:paragraph-properties>
        <style:tab-stops>
          <style:tab-stop style:position="2.25in" style:type="center"/>
          <style:tab-stop style:position="4.5in" style:type="right"/>
        </style:tab-stops>
      </style:paragraph-properties>
      <style:text-properties fo:color="#000000" fo:font-size="8pt" fo:font-weight="bold" style:font-size-asian="8pt" style:font-weight-asian="bold"/>
    </style:style>
    <style:style style:name="SB" style:family="paragraph" style:parent-style-name="Standard">
      <style:paragraph-properties fo:margin-left="0in" fo:margin-right="1in" fo:margin-top="0.0835in" fo:margin-bottom="0in" fo:text-indent="0in" style:auto-text-indent="false"/>
      <style:text-properties fo:color="#000000" fo:font-size="11pt" style:font-size-asian="11pt"/>
    </style:style>
    <style:style style:name="SBX" style:family="paragraph" style:parent-style-name="SB"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SH" style:family="paragraph" style:parent-style-name="Standard" style:next-style-name="SB">
      <style:paragraph-properties fo:margin-left="0in" fo:margin-right="0.6598in" fo:margin-top="0.472in" fo:margin-bottom="0.028in" fo:text-indent="0in" style:auto-text-indent="false" fo:padding-left="0in" fo:padding-right="0in" fo:padding-top="0.0138in" fo:padding-bottom="0in" fo:border-left="none" fo:border-right="none" fo:border-top="0.0071in solid #000000" fo:border-bottom="none" fo:keep-with-next="always"/>
      <style:text-properties fo:color="#000000" fo:font-size="14pt" fo:font-style="italic" fo:font-weight="bold" style:font-size-asian="14pt" style:font-style-asian="italic" style:font-weight-asian="bold"/>
    </style:style>
    <style:style style:name="TB" style:family="paragraph" style:parent-style-name="Standard">
      <style:paragraph-properties fo:margin-top="0in" fo:margin-bottom="0.0555in"/>
      <style:text-properties fo:color="#000000" style:font-name="Times New Roman" fo:font-size="9pt" style:font-size-asian="9pt"/>
    </style:style>
    <style:style style:name="TB1" style:family="paragraph" style:parent-style-name="TB">
      <style:paragraph-properties fo:margin-top="0.0835in" fo:margin-bottom="0.0555in"/>
    </style:style>
    <style:style style:name="TBFN" style:family="paragraph" style:parent-style-name="Standard">
      <style:paragraph-properties fo:margin-left="0.3299in" fo:margin-right="0in" fo:margin-top="0.0417in" fo:margin-bottom="0in" style:line-height-at-least="0.1807in" fo:text-indent="-0.1701in" style:auto-text-indent="false">
        <style:tab-stops>
          <style:tab-stop style:position="0in"/>
        </style:tab-stops>
      </style:paragraph-properties>
      <style:text-properties fo:color="#000000" style:font-name="Times New Roman" fo:font-size="9pt" style:font-size-asian="9pt"/>
    </style:style>
    <style:style style:name="TBX" style:family="paragraph" style:parent-style-name="TB" style:next-style-name="Body">
      <style:paragraph-properties fo:margin-top="0in" fo:margin-bottom="0.0835in"/>
    </style:style>
    <style:style style:name="TCCP" style:family="paragraph" style:parent-style-name="TB">
      <style:text-properties style:font-name="Courier New"/>
    </style:style>
    <style:style style:name="TCEM" style:family="paragraph" style:parent-style-name="TB">
      <style:text-properties style:font-name="Courier New"/>
    </style:style>
    <style:style style:name="TCH" style:family="paragraph" style:parent-style-name="Standard">
      <style:paragraph-properties fo:line-height="0.139in" fo:keep-with-next="always"/>
      <style:text-properties fo:color="#000000" style:font-name="Times New Roman" fo:font-size="9pt" fo:font-weight="bold" style:font-size-asian="9pt" style:font-weight-asian="bold"/>
    </style:style>
    <style:style style:name="TH" style:family="paragraph" style:parent-style-name="Standard" style:next-style-name="TS">
      <style:paragraph-properties>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TS" style:family="paragraph" style:parent-style-name="Standard">
      <style:paragraph-properties fo:margin-top="0in" fo:margin-bottom="0.0835in">
        <style:tab-stops>
          <style:tab-stop style:position="0.5799in"/>
          <style:tab-stop style:position="0.8in"/>
        </style:tab-stops>
      </style:paragraph-properties>
      <style:text-properties fo:color="#000000" style:font-name="Times New Roman" fo:font-size="11pt" fo:font-style="italic" style:font-size-asian="11pt" style:font-style-asian="italic"/>
    </style:style>
    <style:style style:name="NoteH" style:family="paragraph" style:parent-style-name="NO" style:next-style-name="NO">
      <style:paragraph-properties fo:margin-top="0.0693in" fo:margin-bottom="0.0417in">
        <style:tab-stops>
          <style:tab-stop style:position="0.0799in"/>
          <style:tab-stop style:position="0.3in"/>
          <style:tab-stop style:position="0.6in"/>
        </style:tab-stops>
      </style:paragraph-properties>
      <style:text-properties fo:font-weight="bold" style:font-weight-asian="bold"/>
    </style:style>
    <style:style style:name="TIH" style:family="paragraph" style:parent-style-name="NoteH" style:next-style-name="Standard">
      <style:paragraph-properties fo:keep-with-next="always">
        <style:tab-stops>
          <style:tab-stop style:position="0.0799in"/>
          <style:tab-stop style:position="0.3in"/>
          <style:tab-stop style:position="0.3799in"/>
          <style:tab-stop style:position="0.6in"/>
        </style:tab-stops>
      </style:paragraph-properties>
    </style:style>
    <style:style style:name="TitleTOC_2f_Index" style:display-name="TitleTOC/Index" style:family="paragraph" style:parent-style-name="Standard">
      <style:text-properties fo:color="#000000" style:font-name="Times" fo:font-size="24pt" fo:font-style="italic" style:font-size-asian="24pt" style:font-style-asian="italic"/>
    </style:style>
    <style:style style:name="SC2" style:family="paragraph" style:parent-style-name="NCP"/>
    <style:style style:name="TN" style:family="paragraph" style:parent-style-name="Standard">
      <style:paragraph-properties fo:margin-top="0.0693in" fo:margin-bottom="0in" fo:keep-with-next="always"/>
      <style:text-properties fo:color="#000000" style:font-name="Times" fo:font-size="11pt" fo:font-weight="bold" style:font-size-asian="11pt" style:font-weight-asian="bold"/>
    </style:style>
    <style:style style:name="UC" style:family="paragraph" style:parent-style-name="Standard">
      <style:paragraph-properties fo:margin-left="0.1898in" fo:margin-right="0.5in" fo:margin-top="0.0417in" fo:margin-bottom="0.0417in" fo:text-indent="0in" style:auto-text-indent="false">
        <style:tab-stops>
          <style:tab-stop style:position="0in"/>
        </style:tab-stops>
      </style:paragraph-properties>
      <style:text-properties fo:color="#000000" style:font-name="Times New Roman" fo:font-size="11pt" fo:font-weight="bold" style:font-size-asian="11pt" style:font-weight-asian="bold"/>
    </style:style>
    <style:style style:name="UL" style:family="paragraph" style:parent-style-name="Standard">
      <style:paragraph-properties fo:margin-left="0.1902in" fo:margin-right="0.5in" fo:margin-top="0in" fo:margin-bottom="0.0417in" fo:text-indent="0in" style:auto-text-indent="false">
        <style:tab-stops>
          <style:tab-stop style:position="-0.0008in"/>
        </style:tab-stops>
      </style:paragraph-properties>
      <style:text-properties fo:color="#000000" style:font-name="Times New Roman" fo:font-size="11pt" style:font-size-asian="11pt"/>
    </style:style>
    <style:style style:name="UL1" style:family="paragraph" style:parent-style-name="UL">
      <style:paragraph-properties fo:margin-top="0.0835in" fo:margin-bottom="0.0417in"/>
    </style:style>
    <style:style style:name="ULX" style:family="paragraph" style:parent-style-name="UL" style:next-style-name="Body">
      <style:paragraph-properties fo:margin-top="0in" fo:margin-bottom="0.0835in"/>
    </style:style>
    <style:style style:name="XREF" style:family="paragraph" style:parent-style-name="Standard">
      <style:paragraph-properties fo:margin-top="0.0835in" fo:margin-bottom="0.0835in"/>
      <style:text-properties fo:color="#000000" style:font-name="Times New Roman" fo:font-size="11pt" style:font-size-asian="11pt"/>
    </style:style>
    <style:style style:name="C1" style:family="paragraph" style:parent-style-name="BodyNoIndent" style:next-style-name="Body">
      <style:paragraph-properties fo:margin-top="0.1665in" fo:margin-bottom="0.1665in"/>
      <style:text-properties style:font-name="Courier New1" fo:font-size="10pt"/>
    </style:style>
    <style:style style:name="BT1" style:family="paragraph" style:parent-style-name="BT"/>
    <style:style style:name="EN" style:family="paragraph" style:parent-style-name="EH">
      <style:paragraph-properties fo:margin-top="0.472in" fo:margin-bottom="0.111in" fo:padding-left="0in" fo:padding-right="0in" fo:padding-top="0.0138in" fo:padding-bottom="0in" fo:border-left="none" fo:border-right="none" fo:border-top="0.0071in solid #000000" fo:border-bottom="none"/>
      <style:text-properties fo:font-style="normal" style:font-style-asian="normal"/>
    </style:style>
    <style:style style:name="EMX" style:family="paragraph" style:parent-style-name="EMT" style:next-style-name="Body">
      <style:paragraph-properties fo:margin-top="0.0835in" fo:margin-bottom="0.0835in" fo:padding-left="0in" fo:padding-right="0in" fo:padding-top="0in" fo:padding-bottom="0.0138in" fo:border-left="none" fo:border-right="none" fo:border-top="none" fo:border-bottom="0.0071in solid #000000"/>
    </style:style>
    <style:style style:name="FT" style:family="paragraph" style:parent-style-name="BodyNoIndent"/>
    <style:style style:name="CO" style:family="paragraph" style:parent-style-name="Body">
      <style:paragraph-properties fo:margin-left="0in" fo:margin-right="0in" fo:margin-top="0in" fo:margin-bottom="0.0835in" fo:text-indent="0in" style:auto-text-indent="false"/>
      <style:text-properties fo:font-style="italic" style:font-style-asian="italic"/>
    </style:style>
    <style:style style:name="QQ" style:family="paragraph" style:parent-style-name="PD">
      <style:text-properties fo:color="#ff0000"/>
    </style:style>
    <style:style style:name="NLC1" style:family="paragraph" style:parent-style-name="NLC">
      <style:paragraph-properties fo:margin-top="0.0417in" fo:margin-bottom="0in"/>
    </style:style>
    <style:style style:name="WAH" style:family="paragraph" style:parent-style-name="TIH" style:next-style-name="WA">
      <style:paragraph-properties>
        <style:tab-stops>
          <style:tab-stop style:position="0.0799in"/>
          <style:tab-stop style:position="0.3in"/>
          <style:tab-stop style:position="0.3799in"/>
          <style:tab-stop style:position="0.6in"/>
          <style:tab-stop style:position="0.75in"/>
        </style:tab-stops>
      </style:paragraph-properties>
    </style:style>
    <style:style style:name="WA" style:family="paragraph" style:parent-style-name="NO"/>
    <style:style style:name="ETNL" style:family="paragraph" style:parent-style-name="NL">
      <style:text-properties style:font-name="Arial"/>
    </style:style>
    <style:style style:name="ETNL1" style:family="paragraph" style:parent-style-name="ETNL" style:next-style-name="ETNL">
      <style:paragraph-properties fo:margin-top="0.0835in" fo:margin-bottom="0.0417in"/>
    </style:style>
    <style:style style:name="ETBL" style:family="paragraph" style:parent-style-name="BL">
      <style:text-properties style:font-name="Arial"/>
    </style:style>
    <style:style style:name="ETBL1" style:family="paragraph" style:parent-style-name="ETBL" style:next-style-name="ETBL">
      <style:paragraph-properties fo:margin-top="0.0835in" fo:margin-bottom="0.0417in"/>
    </style:style>
    <style:style style:name="ETBX" style:family="paragraph" style:parent-style-name="ETBL" style:next-style-name="ET">
      <style:paragraph-properties fo:margin-top="0in" fo:margin-bottom="0.0835in"/>
    </style:style>
    <style:style style:name="ESH" style:family="paragraph" style:parent-style-name="EH" style:next-style-name="ET">
      <style:paragraph-properties fo:margin-top="0.1665in" fo:margin-bottom="0.0835in"/>
      <style:text-properties fo:font-weight="normal" style:font-weight-asian="normal"/>
    </style:style>
    <style:style style:name="ETNB" style:family="paragraph" style:parent-style-name="Standard"/>
    <style:style style:name="IT" style:family="paragraph" style:parent-style-name="Body"/>
    <style:style style:name="TI" style:family="paragraph" style:parent-style-name="NO"/>
    <style:style style:name="TIX" style:family="paragraph" style:parent-style-name="TI" style:next-style-name="Body">
      <style:paragraph-properties fo:margin-top="0in" fo:margin-bottom="0.1665in"/>
    </style:style>
    <style:style style:name="WAX" style:family="paragraph" style:parent-style-name="NO">
      <style:paragraph-properties fo:margin-top="0in" fo:margin-bottom="0.1665in"/>
    </style:style>
    <style:style style:name="CT" style:family="paragraph" style:parent-style-name="BodyNoIndent" style:next-style-name="Credits"/>
    <style:style style:name="Credits" style:family="paragraph" style:parent-style-name="BodyNoIndent" style:next-style-name="CT">
      <style:paragraph-properties fo:margin-top="0in" fo:margin-bottom="0in"/>
    </style:style>
    <style:style style:name="Pubname" style:family="paragraph" style:parent-style-name="BodyNoIndent"/>
    <style:style style:name="CTTOC" style:family="paragraph" style:parent-style-name="BodyNoIndent">
      <style:paragraph-properties fo:margin-top="0in" fo:margin-bottom="0.0417in"/>
      <style:text-properties style:font-name="Arial"/>
    </style:style>
    <style:style style:name="PTTOC" style:family="paragraph" style:parent-style-name="CTTOC">
      <style:paragraph-properties fo:margin-top="0.0417in" fo:margin-bottom="0.0417in"/>
      <style:text-properties fo:font-weight="bold" style:font-weight-asian="bold"/>
    </style:style>
    <style:style style:name="TOCPART" style:family="paragraph" style:parent-style-name="PTTOC"/>
    <style:style style:name="TOCHA" style:family="paragraph" style:parent-style-name="CTTOC">
      <style:text-properties fo:font-style="italic" style:font-style-asian="italic"/>
    </style:style>
    <style:style style:name="TOCHB" style:family="paragraph" style:parent-style-name="CTTOC"/>
    <style:style style:name="TOCHC" style:family="paragraph" style:parent-style-name="TOCHB">
      <style:paragraph-properties fo:margin-left="0.1in" fo:margin-right="0in" fo:text-indent="0in" style:auto-text-indent="false"/>
    </style:style>
    <style:style style:name="TOCHD" style:family="paragraph" style:parent-style-name="TOCHC">
      <style:paragraph-properties fo:margin-left="0.2in" fo:margin-right="0in" fo:text-indent="0in" style:auto-text-indent="false"/>
    </style:style>
    <style:style style:name="TOCHE" style:family="paragraph" style:parent-style-name="TOCHD">
      <style:paragraph-properties fo:margin-left="0.3in" fo:margin-right="0in" fo:text-indent="0in" style:auto-text-indent="false"/>
    </style:style>
    <style:style style:name="TOCHF" style:family="paragraph" style:parent-style-name="TOCHE">
      <style:paragraph-properties fo:margin-left="0.4in" fo:margin-right="0in" fo:text-indent="0in" style:auto-text-indent="false"/>
    </style:style>
    <style:style style:name="TOCHG" style:family="paragraph" style:parent-style-name="TOCHF">
      <style:paragraph-properties fo:margin-left="0.5in" fo:margin-right="0in" fo:text-indent="0in" style:auto-text-indent="false"/>
    </style:style>
    <style:style style:name="EL2" style:family="paragraph" style:parent-style-name="EL">
      <style:paragraph-properties fo:margin-top="0in" fo:margin-bottom="0in"/>
    </style:style>
    <style:style style:name="LCX" style:family="paragraph" style:parent-style-name="LC2" style:next-style-name="Body">
      <style:paragraph-properties fo:margin-top="0in" fo:margin-bottom="0.1665in" fo:padding-left="0in" fo:padding-right="0in" fo:padding-top="0in" fo:padding-bottom="0.0138in" fo:border-left="none" fo:border-right="none" fo:border-top="none" fo:border-bottom="0.0071in solid #000000"/>
    </style:style>
    <style:style style:name="LN" style:family="paragraph" style:parent-style-name="LH">
      <style:paragraph-properties fo:padding-left="0in" fo:padding-right="0in" fo:padding-top="0.0138in" fo:padding-bottom="0in" fo:border-left="none" fo:border-right="none" fo:border-top="0.0071in solid #000000" fo:border-bottom="none"/>
      <style:text-properties fo:font-style="normal" style:font-style-asian="normal"/>
    </style:style>
    <style:style style:name="ETNLB" style:family="paragraph" style:parent-style-name="Standard"/>
    <style:style style:name="SC" style:family="paragraph" style:parent-style-name="NCP1"/>
    <style:style style:name="SCX" style:family="paragraph" style:parent-style-name="NCPX"/>
    <style:style style:name="SBBL" style:family="paragraph" style:parent-style-name="BL">
      <style:text-properties style:font-name="Arial"/>
    </style:style>
    <style:style style:name="SBBL1" style:family="paragraph" style:parent-style-name="BL1">
      <style:text-properties style:font-name="Arial"/>
    </style:style>
    <style:style style:name="SBBX" style:family="paragraph" style:parent-style-name="BX">
      <style:text-properties style:font-name="Arial"/>
    </style:style>
    <style:style style:name="SBNL" style:family="paragraph" style:parent-style-name="NL">
      <style:text-properties style:font-name="Arial"/>
    </style:style>
    <style:style style:name="SBNL1" style:family="paragraph" style:parent-style-name="NL1">
      <style:text-properties style:font-name="Arial"/>
    </style:style>
    <style:style style:name="SBNLX" style:family="paragraph" style:parent-style-name="NLX">
      <style:text-properties style:font-name="Arial"/>
    </style:style>
    <style:style style:name="ETNLX" style:family="paragraph" style:parent-style-name="ETNL" style:next-style-name="ET">
      <style:paragraph-properties fo:margin-top="0in" fo:margin-bottom="0.0835in"/>
    </style:style>
    <style:style style:name="NI" style:family="paragraph" style:parent-style-name="NO">
      <style:paragraph-properties fo:margin-left="1in" fo:margin-right="1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WW8Num1z0" style:family="text">
      <style:text-properties style:font-name="Symbol" fo:font-size="9pt" style:font-size-asian="9pt" style:font-name-complex="StarSymbol" style:font-size-complex="9pt"/>
    </style:style>
    <style:style style:name="Default_20_Paragraph_20_Font" style:display-name="Default Paragraph Font" style:family="text"/>
    <style:style style:name="WW-Default_20_Paragraph_20_Font" style:display-name="WW-Default Paragraph Font" style:family="text"/>
    <style:style style:name="Absatz-Standardschriftart" style:family="text"/>
    <style:style style:name="WW8Num3z0" style:family="text">
      <style:text-properties style:font-name="Symbol" fo:font-size="9pt" style:font-size-asian="9pt" style:font-name-complex="StarSymbol" style:font-size-complex="9pt"/>
    </style:style>
    <style:style style:name="WW-Absatz-Standardschriftart" style:family="text"/>
    <style:style style:name="WW-Absatz-Standardschriftart1" style:family="text"/>
    <style:style style:name="WW-Absatz-Standardschriftart11" style:family="text"/>
    <style:style style:name="WW8Num5z0" style:family="text">
      <style:text-properties style:font-name="Symbol" fo:font-size="9pt" style:font-size-asian="9pt" style:font-name-complex="StarSymbol" style:font-size-complex="9pt"/>
    </style:style>
    <style:style style:name="WW-Absatz-Standardschriftart111" style:family="text"/>
    <style:style style:name="WW8Num2z0" style:family="text">
      <style:text-properties style:font-name="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CD4" style:family="text" style:parent-style-name="WW-Default_20_Paragraph_20_Font">
      <style:text-properties fo:color="#000000" style:font-name="Courier New" fo:font-size="10pt" fo:font-style="italic" fo:font-weight="bold" style:font-size-asian="10pt" style:font-style-asian="italic" style:font-weight-asian="bold"/>
    </style:style>
    <style:style style:name="CD1" style:family="text">
      <style:text-properties fo:color="#000000" style:font-name="Courier New" fo:font-size="10pt" style:font-size-asian="10pt"/>
    </style:style>
    <style:style style:name="CD3" style:family="text">
      <style:text-properties fo:color="#000000" style:font-name="Courier New" fo:font-size="10pt" fo:font-style="italic" style:font-size-asian="10pt" style:font-style-asian="italic"/>
    </style:style>
    <style:style style:name="CD2" style:family="text">
      <style:text-properties fo:color="#000000" style:font-name="Courier New" fo:font-size="10pt" fo:font-weight="bold" style:font-size-asian="10pt" style:font-weight-asian="bold"/>
    </style:style>
    <style:style style:name="E1" style:family="text">
      <style:text-properties fo:font-weight="bold" style:font-weight-asian="bold"/>
    </style:style>
    <style:style style:name="E2" style:family="text">
      <style:text-properties fo:font-style="italic" style:font-style-asian="italic"/>
    </style:style>
    <style:style style:name="IXI" style:family="text">
      <style:text-properties style:font-name="Arial"/>
    </style:style>
    <style:style style:name="SUB1" style:family="text">
      <style:text-properties style:text-position="sub 58%" style:font-name="Times" fo:font-size="8pt" style:font-size-asian="8pt"/>
    </style:style>
    <style:style style:name="SUP1" style:family="text">
      <style:text-properties style:text-position="super 58%" style:font-name="Times" fo:font-size="9pt" style:font-size-asian="9pt"/>
    </style:style>
    <style:style style:name="XIND" style:family="text">
      <style:text-properties style:font-name="Times New Roman" fo:font-size="11pt" style:font-size-asian="11pt"/>
    </style:style>
    <style:style style:name="E3" style:family="text">
      <style:text-properties fo:font-style="italic" fo:font-weight="bold" style:font-style-asian="italic" style:font-weight-asian="bold"/>
    </style:style>
    <style:style style:name="CDT_20_Char" style:display-name="CDT Char" style:family="text" style:parent-style-name="WW-Default_20_Paragraph_20_Font">
      <style:text-properties fo:color="#000000" style:font-name="Courier New" fo:language="en" fo:country="US"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start-value="4"/>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5in" text:min-label-width="0.25in"/>
        <style:text-properties style:font-name="Symbol"/>
      </text:list-level-style-bullet>
      <text:list-level-style-bullet text:level="3" text:style-name="WW8Num1z0" style:num-suffix="." text:bullet-char="">
        <style:list-level-properties text:space-before="0.75in" text:min-label-width="0.25in"/>
        <style:text-properties style:font-name="Symbol"/>
      </text:list-level-style-bullet>
      <text:list-level-style-bullet text:level="4" text:style-name="WW8Num1z0" style:num-suffix="." text:bullet-char="">
        <style:list-level-properties text:space-before="1in" text:min-label-width="0.25in"/>
        <style:text-properties style:font-name="Symbol"/>
      </text:list-level-style-bullet>
      <text:list-level-style-bullet text:level="5" text:style-name="WW8Num1z0" style:num-suffix="." text:bullet-char="">
        <style:list-level-properties text:space-before="1.25in" text:min-label-width="0.25in"/>
        <style:text-properties style:font-name="Symbol"/>
      </text:list-level-style-bullet>
      <text:list-level-style-bullet text:level="6" text:style-name="WW8Num1z0" style:num-suffix="." text:bullet-char="">
        <style:list-level-properties text:space-before="1.5in" text:min-label-width="0.25in"/>
        <style:text-properties style:font-name="Symbol"/>
      </text:list-level-style-bullet>
      <text:list-level-style-bullet text:level="7" text:style-name="WW8Num1z0" style:num-suffix="." text:bullet-char="">
        <style:list-level-properties text:space-before="1.75in" text:min-label-width="0.25in"/>
        <style:text-properties style:font-name="Symbol"/>
      </text:list-level-style-bullet>
      <text:list-level-style-bullet text:level="8" text:style-name="WW8Num1z0" style:num-suffix="." text:bullet-char="">
        <style:list-level-properties text:space-before="2in" text:min-label-width="0.25in"/>
        <style:text-properties style:font-name="Symbol"/>
      </text:list-level-style-bullet>
      <text:list-level-style-bullet text:level="9" text:style-name="WW8Num1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number text:level="1" style:num-format="" text:start-value="4"/>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139in" style:layout-grid-ruby-height="0.111in" style:layout-grid-mode="none" style:layout-grid-ruby-below="false" style:layout-grid-print="false" style:layout-grid-display="false" style:layout-grid-base-width="0.278in" style:layout-grid-snap-to-characters="true" style:layout-grid-square-mode="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hapter 7</dc:title>
    <dc:subject>Modules and Applications</dc:subject>
    <meta:initial-creator>Nick Coghlan</meta:initial-creator>
    <meta:creation-date>2006-02-15T03:12:00</meta:creation-date>
    <dc:date>2008-03-06T00:05:55</dc:date>
    <meta:print-date>2113-01-01T00:00:00</meta:print-date>
    <meta:editing-cycles>571</meta:editing-cycles>
    <meta:editing-duration>P3DT9H55M53S</meta:editing-duration>
    <meta:user-defined meta:name="Info 1"/>
    <meta:user-defined meta:name="Info 2"/>
    <meta:user-defined meta:name="Info 3"/>
    <meta:user-defined meta:name="Info 4"/>
    <meta:document-statistic meta:table-count="0" meta:image-count="0" meta:object-count="0" meta:page-count="17" meta:paragraph-count="385" meta:word-count="9114" meta:character-count="57476"/>
  </office:meta>
</office:document-meta>
</file>